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.73mm"/>
    </style:style>
    <style:style style:name="co2" style:family="table-column">
      <style:table-column-properties fo:break-before="auto" style:column-width="21.55mm"/>
    </style:style>
    <style:style style:name="co3" style:family="table-column">
      <style:table-column-properties fo:break-before="auto" style:column-width="17mm"/>
    </style:style>
    <style:style style:name="co4" style:family="table-column">
      <style:table-column-properties fo:break-before="auto" style:column-width="40.89mm"/>
    </style:style>
    <style:style style:name="co5" style:family="table-column">
      <style:table-column-properties fo:break-before="auto" style:column-width="25.75mm"/>
    </style:style>
    <style:style style:name="co6" style:family="table-column">
      <style:table-column-properties fo:break-before="auto" style:column-width="9.23mm"/>
    </style:style>
    <style:style style:name="co7" style:family="table-column">
      <style:table-column-properties fo:break-before="auto" style:column-width="24.91mm"/>
    </style:style>
    <style:style style:name="co8" style:family="table-column">
      <style:table-column-properties fo:break-before="auto" style:column-width="16.51mm"/>
    </style:style>
    <style:style style:name="co9" style:family="table-column">
      <style:table-column-properties fo:break-before="auto" style:column-width="10.92mm"/>
    </style:style>
    <style:style style:name="co10" style:family="table-column">
      <style:table-column-properties fo:break-before="auto" style:column-width="24.34mm"/>
    </style:style>
    <style:style style:name="co11" style:family="table-column">
      <style:table-column-properties fo:break-before="auto" style:column-width="21.84mm"/>
    </style:style>
    <style:style style:name="ro1" style:family="table-row">
      <style:table-row-properties style:row-height="5.29mm" fo:break-before="auto" style:use-optimal-row-height="false"/>
    </style:style>
    <style:style style:name="ta1" style:family="table" style:master-page-name="PageStyle_5f_1._20_Giełda">
      <style:table-properties table:display="true" style:writing-mode="lr-tb"/>
    </style:style>
    <style:style style:name="ta2" style:family="table" style:master-page-name="PageStyle_5f_2._20_Wybory">
      <style:table-properties table:display="true" style:writing-mode="lr-tb"/>
    </style:style>
    <style:style style:name="ta3" style:family="table" style:master-page-name="PageStyle_5f_3._20_Matematyczne_20_I">
      <style:table-properties table:display="true" style:writing-mode="lr-tb"/>
    </style:style>
    <style:style style:name="ta4" style:family="table" style:master-page-name="PageStyle_5f_4._20_Matematyczne_20_II">
      <style:table-properties table:display="true" style:writing-mode="lr-tb"/>
    </style:style>
    <style:style style:name="ta5" style:family="table" style:master-page-name="PageStyle_5f_5._20_Pomiary">
      <style:table-properties table:display="true" style:writing-mode="lr-tb"/>
    </style:style>
    <style:style style:name="ta6" style:family="table" style:master-page-name="PageStyle_5f_6._20_Nazwiska">
      <style:table-properties table:display="true" style:writing-mode="lr-tb"/>
    </style:style>
    <style:style style:name="ta7" style:family="table" style:master-page-name="PageStyle_5f_7._20_Klasyfikacja">
      <style:table-properties table:display="true" style:writing-mode="lr-tb"/>
    </style:style>
    <number:number-style style:name="N10004" number:language="pl" number:country="PL">
      <number:number number:decimal-places="2" loext:min-decimal-places="2" number:min-integer-digits="1" number:grouping="true"/>
    </number:number-style>
    <number:date-style style:name="N10084" number:language="pl" number:country="PL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ackground-color="#ffff00"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2" style:family="table-cell" style:parent-style-name="Default" style:data-style-name="N10084">
      <style:table-cell-properties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3" style:family="table-cell" style:parent-style-name="Default">
      <style:text-properties style:font-name="Arial" fo:font-size="10pt" style:font-size-asian="10pt" style:font-size-complex="10pt"/>
    </style:style>
    <style:style style:name="ce4" style:family="table-cell" style:parent-style-name="Default" style:data-style-name="N10004">
      <style:table-cell-properties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5" style:family="table-cell" style:parent-style-name="Default">
      <style:table-cell-properties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6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font-name="Arial" fo:font-size="10pt" style:font-size-asian="10pt" style:font-size-complex="10pt"/>
    </style:style>
    <style:style style:name="ce7" style:family="table-cell" style:parent-style-name="Default">
      <style:table-cell-properties style:diagonal-bl-tr="none" style:diagonal-tl-br="none" fo:border="none" style:rotation-align="none"/>
      <style:text-properties style:font-name="Arial" fo:font-size="10pt" style:font-size-asian="10pt" style:font-size-complex="10pt"/>
    </style:style>
    <style:style style:name="ce8" style:family="table-cell" style:parent-style-name="Excel_20_Built-in_20_Percent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1. Giełda" table:style-name="ta1">
        <office:forms form:automatic-focus="false" form:apply-design-mode="false"/>
        <table:shapes>
          <draw:frame draw:z-index="0" draw:style-name="gr1" draw:text-style-name="P1" svg:width="334.45mm" svg:height="147.11mm" svg:x="79.56mm" svg:y="7.14mm">
            <loext:p/>
            <draw:object draw:notify-on-update-of-ranges="'1. Giełda'.A1:'1. Giełda'.A1 '1. Giełda'.A2:'1. Giełda'.A22 '1. Giełda'.B1:'1. Giełda'.B1 '1. Giełda'.B2:'1. Giełda'.B2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ce3"/>
        <table:table-column table:style-name="co3" table:number-columns-repeated="1022" table:default-cell-style-name="ce3"/>
        <table:table-row table:style-name="ro1">
          <table:table-cell table:style-name="ce1" office:value-type="string" calcext:value-type="string">
            <text:p>Data</text:p>
          </table:table-cell>
          <table:table-cell table:style-name="ce1" office:value-type="string" calcext:value-type="string">
            <text:p>Indeks WIG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30" calcext:value-type="date">
            <text:p>2012-11-30</text:p>
          </table:table-cell>
          <table:table-cell table:style-name="ce4" office:value-type="float" office:value="47700.76" calcext:value-type="float">
            <text:p>47 700,76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9" calcext:value-type="date">
            <text:p>2012-11-29</text:p>
          </table:table-cell>
          <table:table-cell table:style-name="ce4" office:value-type="float" office:value="47911.46" calcext:value-type="float">
            <text:p>47 911,46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8" calcext:value-type="date">
            <text:p>2012-11-28</text:p>
          </table:table-cell>
          <table:table-cell table:style-name="ce4" office:value-type="float" office:value="47422.73" calcext:value-type="float">
            <text:p>47 422,73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7" calcext:value-type="date">
            <text:p>2012-11-27</text:p>
          </table:table-cell>
          <table:table-cell table:style-name="ce4" office:value-type="float" office:value="47596.12" calcext:value-type="float">
            <text:p>47 596,12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6" calcext:value-type="date">
            <text:p>2012-11-26</text:p>
          </table:table-cell>
          <table:table-cell table:style-name="ce4" office:value-type="float" office:value="47718.8" calcext:value-type="float">
            <text:p>47 718,80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3" calcext:value-type="date">
            <text:p>2012-11-23</text:p>
          </table:table-cell>
          <table:table-cell table:style-name="ce4" office:value-type="float" office:value="47693.24" calcext:value-type="float">
            <text:p>47 693,24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2" calcext:value-type="date">
            <text:p>2012-11-22</text:p>
          </table:table-cell>
          <table:table-cell table:style-name="ce4" office:value-type="float" office:value="47732.9" calcext:value-type="float">
            <text:p>47 732,90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1" calcext:value-type="date">
            <text:p>2012-11-21</text:p>
          </table:table-cell>
          <table:table-cell table:style-name="ce4" office:value-type="float" office:value="47363.9" calcext:value-type="float">
            <text:p>47 363,90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0" calcext:value-type="date">
            <text:p>2012-11-20</text:p>
          </table:table-cell>
          <table:table-cell table:style-name="ce4" office:value-type="float" office:value="47651.54" calcext:value-type="float">
            <text:p>47 651,54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19" calcext:value-type="date">
            <text:p>2012-11-19</text:p>
          </table:table-cell>
          <table:table-cell table:style-name="ce4" office:value-type="float" office:value="47516.86" calcext:value-type="float">
            <text:p>47 516,86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16" calcext:value-type="date">
            <text:p>2012-11-16</text:p>
          </table:table-cell>
          <table:table-cell table:style-name="ce4" office:value-type="float" office:value="47892.91" calcext:value-type="float">
            <text:p>47 892,91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15" calcext:value-type="date">
            <text:p>2012-11-15</text:p>
          </table:table-cell>
          <table:table-cell table:style-name="ce4" office:value-type="float" office:value="47637.57" calcext:value-type="float">
            <text:p>47 637,57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14" calcext:value-type="date">
            <text:p>2012-11-14</text:p>
          </table:table-cell>
          <table:table-cell table:style-name="ce4" office:value-type="float" office:value="47649.66" calcext:value-type="float">
            <text:p>47 649,66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13" calcext:value-type="date">
            <text:p>2012-11-13</text:p>
          </table:table-cell>
          <table:table-cell table:style-name="ce4" office:value-type="float" office:value="47510.17" calcext:value-type="float">
            <text:p>47 510,17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12" calcext:value-type="date">
            <text:p>2012-11-12</text:p>
          </table:table-cell>
          <table:table-cell table:style-name="ce4" office:value-type="float" office:value="47465.15" calcext:value-type="float">
            <text:p>47 465,15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09" calcext:value-type="date">
            <text:p>2012-11-09</text:p>
          </table:table-cell>
          <table:table-cell table:style-name="ce4" office:value-type="float" office:value="47554.07" calcext:value-type="float">
            <text:p>47 554,07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08" calcext:value-type="date">
            <text:p>2012-11-08</text:p>
          </table:table-cell>
          <table:table-cell table:style-name="ce4" office:value-type="float" office:value="47516.57" calcext:value-type="float">
            <text:p>47 516,57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07" calcext:value-type="date">
            <text:p>2012-11-07</text:p>
          </table:table-cell>
          <table:table-cell table:style-name="ce4" office:value-type="float" office:value="47348.16" calcext:value-type="float">
            <text:p>47 348,16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06" calcext:value-type="date">
            <text:p>2012-11-06</text:p>
          </table:table-cell>
          <table:table-cell table:style-name="ce4" office:value-type="float" office:value="46868.43" calcext:value-type="float">
            <text:p>46 868,43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05" calcext:value-type="date">
            <text:p>2012-11-05</text:p>
          </table:table-cell>
          <table:table-cell table:style-name="ce4" office:value-type="float" office:value="46481.15" calcext:value-type="float">
            <text:p>46 481,15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02" calcext:value-type="date">
            <text:p>2012-11-02</text:p>
          </table:table-cell>
          <table:table-cell table:style-name="ce4" office:value-type="float" office:value="46145.34" calcext:value-type="float">
            <text:p>46 145,34</text:p>
          </table:table-cell>
          <table:table-cell table:number-columns-repeated="1022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. Wybory" table:style-name="ta2">
        <table:table-column table:style-name="co4" table:default-cell-style-name="ce3"/>
        <table:table-column table:style-name="co5" table:default-cell-style-name="ce3"/>
        <table:table-column table:style-name="co3" table:number-columns-repeated="1022" table:default-cell-style-name="ce3"/>
        <table:table-row table:style-name="ro1">
          <table:table-cell table:style-name="ce1" office:value-type="string" calcext:value-type="string">
            <text:p>Kandydat</text:p>
          </table:table-cell>
          <table:table-cell table:style-name="ce1" office:value-type="string" calcext:value-type="string">
            <text:p>Liczba głosów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Janek Wiśniewski (1C)</text:p>
          </table:table-cell>
          <table:table-cell table:style-name="ce5" office:value-type="float" office:value="45" calcext:value-type="float">
            <text:p>45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Kasia Nowak (3B)</text:p>
          </table:table-cell>
          <table:table-cell table:style-name="ce5" office:value-type="float" office:value="32" calcext:value-type="float">
            <text:p>32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orota Kowalska (2A)</text:p>
          </table:table-cell>
          <table:table-cell table:style-name="ce5" office:value-type="float" office:value="116" calcext:value-type="float">
            <text:p>116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Marek Kowalski (2A)</text:p>
          </table:table-cell>
          <table:table-cell table:style-name="ce5" office:value-type="float" office:value="201" calcext:value-type="float">
            <text:p>201</text:p>
          </table:table-cell>
          <table:table-cell table:number-columns-repeated="1022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3. Matematyczne I" table:style-name="ta3">
        <table:table-column table:style-name="co3" table:number-columns-repeated="1024" table:default-cell-style-name="ce3"/>
        <table:table-row table:style-name="ro1"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number-columns-repeated="1022"/>
        </table:table-row>
        <table:table-row table:style-name="ro1">
          <table:table-cell table:style-name="ce5" office:value-type="float" office:value="-5" calcext:value-type="float">
            <text:p>-5</text:p>
          </table:table-cell>
          <table:table-cell table:style-name="ce5" table:formula="of:=1/(POWER([.A2];2)-1)" office:value-type="float" office:value="0.0416666666666667" calcext:value-type="float">
            <text:p>0,041666666666667</text:p>
          </table:table-cell>
          <table:table-cell table:number-columns-repeated="1022"/>
        </table:table-row>
        <table:table-row table:style-name="ro1">
          <table:table-cell table:style-name="ce5" office:value-type="float" office:value="-4.9" calcext:value-type="float">
            <text:p>-4,9</text:p>
          </table:table-cell>
          <table:table-cell table:style-name="ce5" table:formula="of:=1/(POWER([.A3];2)-1)" office:value-type="float" office:value="0.0434593654932638" calcext:value-type="float">
            <text:p>0,043459365493264</text:p>
          </table:table-cell>
          <table:table-cell table:number-columns-repeated="1022"/>
        </table:table-row>
        <table:table-row table:style-name="ro1">
          <table:table-cell table:style-name="ce5" office:value-type="float" office:value="-4.8" calcext:value-type="float">
            <text:p>-4,8</text:p>
          </table:table-cell>
          <table:table-cell table:style-name="ce5" table:formula="of:=1/(POWER([.A4];2)-1)" office:value-type="float" office:value="0.0453720508166969" calcext:value-type="float">
            <text:p>0,045372050816697</text:p>
          </table:table-cell>
          <table:table-cell table:number-columns-repeated="1022"/>
        </table:table-row>
        <table:table-row table:style-name="ro1">
          <table:table-cell table:style-name="ce5" office:value-type="float" office:value="-4.7" calcext:value-type="float">
            <text:p>-4,7</text:p>
          </table:table-cell>
          <table:table-cell table:style-name="ce5" table:formula="of:=1/(POWER([.A5];2)-1)" office:value-type="float" office:value="0.0474158368895211" calcext:value-type="float">
            <text:p>0,047415836889521</text:p>
          </table:table-cell>
          <table:table-cell table:number-columns-repeated="1022"/>
        </table:table-row>
        <table:table-row table:style-name="ro1">
          <table:table-cell table:style-name="ce5" office:value-type="float" office:value="-4.6" calcext:value-type="float">
            <text:p>-4,6</text:p>
          </table:table-cell>
          <table:table-cell table:style-name="ce5" table:formula="of:=1/(POWER([.A6];2)-1)" office:value-type="float" office:value="0.0496031746031746" calcext:value-type="float">
            <text:p>0,049603174603175</text:p>
          </table:table-cell>
          <table:table-cell table:number-columns-repeated="1022"/>
        </table:table-row>
        <table:table-row table:style-name="ro1">
          <table:table-cell table:style-name="ce5" office:value-type="float" office:value="-4.5" calcext:value-type="float">
            <text:p>-4,5</text:p>
          </table:table-cell>
          <table:table-cell table:style-name="ce5" table:formula="of:=1/(POWER([.A7];2)-1)" office:value-type="float" office:value="0.051948051948052" calcext:value-type="float">
            <text:p>0,051948051948052</text:p>
          </table:table-cell>
          <table:table-cell table:number-columns-repeated="1022"/>
        </table:table-row>
        <table:table-row table:style-name="ro1">
          <table:table-cell table:style-name="ce5" office:value-type="float" office:value="-4.4" calcext:value-type="float">
            <text:p>-4,4</text:p>
          </table:table-cell>
          <table:table-cell table:style-name="ce5" table:formula="of:=1/(POWER([.A8];2)-1)" office:value-type="float" office:value="0.0544662309368192" calcext:value-type="float">
            <text:p>0,054466230936819</text:p>
          </table:table-cell>
          <table:table-cell table:number-columns-repeated="1022"/>
        </table:table-row>
        <table:table-row table:style-name="ro1">
          <table:table-cell table:style-name="ce5" office:value-type="float" office:value="-4.3" calcext:value-type="float">
            <text:p>-4,3</text:p>
          </table:table-cell>
          <table:table-cell table:style-name="ce5" table:formula="of:=1/(POWER([.A9];2)-1)" office:value-type="float" office:value="0.0571755288736421" calcext:value-type="float">
            <text:p>0,057175528873642</text:p>
          </table:table-cell>
          <table:table-cell table:number-columns-repeated="1022"/>
        </table:table-row>
        <table:table-row table:style-name="ro1">
          <table:table-cell table:style-name="ce5" office:value-type="float" office:value="-4.2" calcext:value-type="float">
            <text:p>-4,2</text:p>
          </table:table-cell>
          <table:table-cell table:style-name="ce5" table:formula="of:=1/(POWER([.A10];2)-1)" office:value-type="float" office:value="0.0600961538461538" calcext:value-type="float">
            <text:p>0,060096153846154</text:p>
          </table:table-cell>
          <table:table-cell table:number-columns-repeated="1022"/>
        </table:table-row>
        <table:table-row table:style-name="ro1">
          <table:table-cell table:style-name="ce5" office:value-type="float" office:value="-4.1" calcext:value-type="float">
            <text:p>-4,1</text:p>
          </table:table-cell>
          <table:table-cell table:style-name="ce5" table:formula="of:=1/(POWER([.A11];2)-1)" office:value-type="float" office:value="0.0632511068943707" calcext:value-type="float">
            <text:p>0,063251106894371</text:p>
          </table:table-cell>
          <table:table-cell table:number-columns-repeated="1022"/>
        </table:table-row>
        <table:table-row table:style-name="ro1">
          <table:table-cell table:style-name="ce5" office:value-type="float" office:value="-4" calcext:value-type="float">
            <text:p>-4</text:p>
          </table:table-cell>
          <table:table-cell table:style-name="ce5" table:formula="of:=1/(POWER([.A12];2)-1)" office:value-type="float" office:value="0.0666666666666667" calcext:value-type="float">
            <text:p>0,066666666666667</text:p>
          </table:table-cell>
          <table:table-cell table:number-columns-repeated="1022"/>
        </table:table-row>
        <table:table-row table:style-name="ro1">
          <table:table-cell table:style-name="ce5" office:value-type="float" office:value="-3.9" calcext:value-type="float">
            <text:p>-3,9</text:p>
          </table:table-cell>
          <table:table-cell table:style-name="ce5" table:formula="of:=1/(POWER([.A13];2)-1)" office:value-type="float" office:value="0.0703729767769177" calcext:value-type="float">
            <text:p>0,070372976776918</text:p>
          </table:table-cell>
          <table:table-cell table:number-columns-repeated="1022"/>
        </table:table-row>
        <table:table-row table:style-name="ro1">
          <table:table-cell table:style-name="ce5" office:value-type="float" office:value="-3.8" calcext:value-type="float">
            <text:p>-3,8</text:p>
          </table:table-cell>
          <table:table-cell table:style-name="ce5" table:formula="of:=1/(POWER([.A14];2)-1)" office:value-type="float" office:value="0.0744047619047619" calcext:value-type="float">
            <text:p>0,074404761904762</text:p>
          </table:table-cell>
          <table:table-cell table:number-columns-repeated="1022"/>
        </table:table-row>
        <table:table-row table:style-name="ro1">
          <table:table-cell table:style-name="ce5" office:value-type="float" office:value="-3.7" calcext:value-type="float">
            <text:p>-3,7</text:p>
          </table:table-cell>
          <table:table-cell table:style-name="ce5" table:formula="of:=1/(POWER([.A15];2)-1)" office:value-type="float" office:value="0.0788022064617809" calcext:value-type="float">
            <text:p>0,078802206461781</text:p>
          </table:table-cell>
          <table:table-cell table:number-columns-repeated="1022"/>
        </table:table-row>
        <table:table-row table:style-name="ro1">
          <table:table-cell table:style-name="ce5" office:value-type="float" office:value="-3.6" calcext:value-type="float">
            <text:p>-3,6</text:p>
          </table:table-cell>
          <table:table-cell table:style-name="ce5" table:formula="of:=1/(POWER([.A16];2)-1)" office:value-type="float" office:value="0.0836120401337793" calcext:value-type="float">
            <text:p>0,083612040133779</text:p>
          </table:table-cell>
          <table:table-cell table:number-columns-repeated="1022"/>
        </table:table-row>
        <table:table-row table:style-name="ro1">
          <table:table-cell table:style-name="ce5" office:value-type="float" office:value="-3.50000000000001" calcext:value-type="float">
            <text:p>-3,50000000000001</text:p>
          </table:table-cell>
          <table:table-cell table:style-name="ce5" table:formula="of:=1/(POWER([.A17];2)-1)" office:value-type="float" office:value="0.0888888888888883" calcext:value-type="float">
            <text:p>0,088888888888888</text:p>
          </table:table-cell>
          <table:table-cell table:number-columns-repeated="1022"/>
        </table:table-row>
        <table:table-row table:style-name="ro1">
          <table:table-cell table:style-name="ce5" office:value-type="float" office:value="-3.40000000000001" calcext:value-type="float">
            <text:p>-3,40000000000001</text:p>
          </table:table-cell>
          <table:table-cell table:style-name="ce5" table:formula="of:=1/(POWER([.A18];2)-1)" office:value-type="float" office:value="0.0946969696969691" calcext:value-type="float">
            <text:p>0,094696969696969</text:p>
          </table:table-cell>
          <table:table-cell table:number-columns-repeated="1022"/>
        </table:table-row>
        <table:table-row table:style-name="ro1">
          <table:table-cell table:style-name="ce5" office:value-type="float" office:value="-3.30000000000001" calcext:value-type="float">
            <text:p>-3,30000000000001</text:p>
          </table:table-cell>
          <table:table-cell table:style-name="ce5" table:formula="of:=1/(POWER([.A19];2)-1)" office:value-type="float" office:value="0.101112234580384" calcext:value-type="float">
            <text:p>0,101112234580384</text:p>
          </table:table-cell>
          <table:table-cell table:number-columns-repeated="1022"/>
        </table:table-row>
        <table:table-row table:style-name="ro1">
          <table:table-cell table:style-name="ce5" office:value-type="float" office:value="-3.20000000000001" calcext:value-type="float">
            <text:p>-3,20000000000001</text:p>
          </table:table-cell>
          <table:table-cell table:style-name="ce5" table:formula="of:=1/(POWER([.A20];2)-1)" office:value-type="float" office:value="0.108225108225107" calcext:value-type="float">
            <text:p>0,108225108225107</text:p>
          </table:table-cell>
          <table:table-cell table:number-columns-repeated="1022"/>
        </table:table-row>
        <table:table-row table:style-name="ro1">
          <table:table-cell table:style-name="ce5" office:value-type="float" office:value="-3.10000000000001" calcext:value-type="float">
            <text:p>-3,10000000000001</text:p>
          </table:table-cell>
          <table:table-cell table:style-name="ce5" table:formula="of:=1/(POWER([.A21];2)-1)" office:value-type="float" office:value="0.116144018583042" calcext:value-type="float">
            <text:p>0,116144018583042</text:p>
          </table:table-cell>
          <table:table-cell table:number-columns-repeated="1022"/>
        </table:table-row>
        <table:table-row table:style-name="ro1">
          <table:table-cell table:style-name="ce5" office:value-type="float" office:value="-3.00000000000001" calcext:value-type="float">
            <text:p>-3,00000000000001</text:p>
          </table:table-cell>
          <table:table-cell table:style-name="ce5" table:formula="of:=1/(POWER([.A22];2)-1)" office:value-type="float" office:value="0.124999999999999" calcext:value-type="float">
            <text:p>0,124999999999999</text:p>
          </table:table-cell>
          <table:table-cell table:number-columns-repeated="1022"/>
        </table:table-row>
        <table:table-row table:style-name="ro1">
          <table:table-cell table:style-name="ce5" office:value-type="float" office:value="-2.90000000000001" calcext:value-type="float">
            <text:p>-2,90000000000001</text:p>
          </table:table-cell>
          <table:table-cell table:style-name="ce5" table:formula="of:=1/(POWER([.A23];2)-1)" office:value-type="float" office:value="0.134952766531713" calcext:value-type="float">
            <text:p>0,134952766531713</text:p>
          </table:table-cell>
          <table:table-cell table:number-columns-repeated="1022"/>
        </table:table-row>
        <table:table-row table:style-name="ro1">
          <table:table-cell table:style-name="ce5" office:value-type="float" office:value="-2.80000000000001" calcext:value-type="float">
            <text:p>-2,80000000000001</text:p>
          </table:table-cell>
          <table:table-cell table:style-name="ce5" table:formula="of:=1/(POWER([.A24];2)-1)" office:value-type="float" office:value="0.146198830409356" calcext:value-type="float">
            <text:p>0,146198830409356</text:p>
          </table:table-cell>
          <table:table-cell table:number-columns-repeated="1022"/>
        </table:table-row>
        <table:table-row table:style-name="ro1">
          <table:table-cell table:style-name="ce5" office:value-type="float" office:value="-2.70000000000001" calcext:value-type="float">
            <text:p>-2,70000000000001</text:p>
          </table:table-cell>
          <table:table-cell table:style-name="ce5" table:formula="of:=1/(POWER([.A25];2)-1)" office:value-type="float" office:value="0.158982511923687" calcext:value-type="float">
            <text:p>0,158982511923687</text:p>
          </table:table-cell>
          <table:table-cell table:number-columns-repeated="1022"/>
        </table:table-row>
        <table:table-row table:style-name="ro1">
          <table:table-cell table:style-name="ce5" office:value-type="float" office:value="-2.60000000000001" calcext:value-type="float">
            <text:p>-2,60000000000001</text:p>
          </table:table-cell>
          <table:table-cell table:style-name="ce5" table:formula="of:=1/(POWER([.A26];2)-1)" office:value-type="float" office:value="0.17361111111111" calcext:value-type="float">
            <text:p>0,17361111111111</text:p>
          </table:table-cell>
          <table:table-cell table:number-columns-repeated="1022"/>
        </table:table-row>
        <table:table-row table:style-name="ro1">
          <table:table-cell table:style-name="ce5" office:value-type="float" office:value="-2.50000000000001" calcext:value-type="float">
            <text:p>-2,50000000000001</text:p>
          </table:table-cell>
          <table:table-cell table:style-name="ce5" table:formula="of:=1/(POWER([.A27];2)-1)" office:value-type="float" office:value="0.190476190476189" calcext:value-type="float">
            <text:p>0,190476190476189</text:p>
          </table:table-cell>
          <table:table-cell table:number-columns-repeated="1022"/>
        </table:table-row>
        <table:table-row table:style-name="ro1">
          <table:table-cell table:style-name="ce5" office:value-type="float" office:value="-2.40000000000001" calcext:value-type="float">
            <text:p>-2,40000000000001</text:p>
          </table:table-cell>
          <table:table-cell table:style-name="ce5" table:formula="of:=1/(POWER([.A28];2)-1)" office:value-type="float" office:value="0.210084033613443" calcext:value-type="float">
            <text:p>0,210084033613443</text:p>
          </table:table-cell>
          <table:table-cell table:number-columns-repeated="1022"/>
        </table:table-row>
        <table:table-row table:style-name="ro1">
          <table:table-cell table:style-name="ce5" office:value-type="float" office:value="-2.30000000000001" calcext:value-type="float">
            <text:p>-2,30000000000001</text:p>
          </table:table-cell>
          <table:table-cell table:style-name="ce5" table:formula="of:=1/(POWER([.A29];2)-1)" office:value-type="float" office:value="0.233100233100231" calcext:value-type="float">
            <text:p>0,233100233100231</text:p>
          </table:table-cell>
          <table:table-cell table:number-columns-repeated="1022"/>
        </table:table-row>
        <table:table-row table:style-name="ro1">
          <table:table-cell table:style-name="ce5" office:value-type="float" office:value="-2.20000000000001" calcext:value-type="float">
            <text:p>-2,20000000000001</text:p>
          </table:table-cell>
          <table:table-cell table:style-name="ce5" table:formula="of:=1/(POWER([.A30];2)-1)" office:value-type="float" office:value="0.260416666666664" calcext:value-type="float">
            <text:p>0,260416666666664</text:p>
          </table:table-cell>
          <table:table-cell table:number-columns-repeated="1022"/>
        </table:table-row>
        <table:table-row table:style-name="ro1">
          <table:table-cell table:style-name="ce5" office:value-type="float" office:value="-2.10000000000001" calcext:value-type="float">
            <text:p>-2,10000000000001</text:p>
          </table:table-cell>
          <table:table-cell table:style-name="ce5" table:formula="of:=1/(POWER([.A31];2)-1)" office:value-type="float" office:value="0.293255131964806" calcext:value-type="float">
            <text:p>0,293255131964806</text:p>
          </table:table-cell>
          <table:table-cell table:number-columns-repeated="1022"/>
        </table:table-row>
        <table:table-row table:style-name="ro1">
          <table:table-cell table:style-name="ce5" office:value-type="float" office:value="-2.00000000000001" calcext:value-type="float">
            <text:p>-2,00000000000001</text:p>
          </table:table-cell>
          <table:table-cell table:style-name="ce5" table:formula="of:=1/(POWER([.A32];2)-1)" office:value-type="float" office:value="0.333333333333329" calcext:value-type="float">
            <text:p>0,333333333333329</text:p>
          </table:table-cell>
          <table:table-cell table:number-columns-repeated="1022"/>
        </table:table-row>
        <table:table-row table:style-name="ro1">
          <table:table-cell table:style-name="ce5" office:value-type="float" office:value="-1.90000000000001" calcext:value-type="float">
            <text:p>-1,90000000000001</text:p>
          </table:table-cell>
          <table:table-cell table:style-name="ce5" table:formula="of:=1/(POWER([.A33];2)-1)" office:value-type="float" office:value="0.383141762452102" calcext:value-type="float">
            <text:p>0,383141762452102</text:p>
          </table:table-cell>
          <table:table-cell table:number-columns-repeated="1022"/>
        </table:table-row>
        <table:table-row table:style-name="ro1">
          <table:table-cell table:style-name="ce5" office:value-type="float" office:value="-1.80000000000001" calcext:value-type="float">
            <text:p>-1,80000000000001</text:p>
          </table:table-cell>
          <table:table-cell table:style-name="ce5" table:formula="of:=1/(POWER([.A34];2)-1)" office:value-type="float" office:value="0.446428571428564" calcext:value-type="float">
            <text:p>0,446428571428564</text:p>
          </table:table-cell>
          <table:table-cell table:number-columns-repeated="1022"/>
        </table:table-row>
        <table:table-row table:style-name="ro1">
          <table:table-cell table:style-name="ce5" office:value-type="float" office:value="-1.70000000000001" calcext:value-type="float">
            <text:p>-1,70000000000001</text:p>
          </table:table-cell>
          <table:table-cell table:style-name="ce5" table:formula="of:=1/(POWER([.A35];2)-1)" office:value-type="float" office:value="0.52910052910052" calcext:value-type="float">
            <text:p>0,52910052910052</text:p>
          </table:table-cell>
          <table:table-cell table:number-columns-repeated="1022"/>
        </table:table-row>
        <table:table-row table:style-name="ro1">
          <table:table-cell table:style-name="ce5" office:value-type="float" office:value="-1.60000000000001" calcext:value-type="float">
            <text:p>-1,60000000000001</text:p>
          </table:table-cell>
          <table:table-cell table:style-name="ce5" table:formula="of:=1/(POWER([.A36];2)-1)" office:value-type="float" office:value="0.641025641025628" calcext:value-type="float">
            <text:p>0,641025641025628</text:p>
          </table:table-cell>
          <table:table-cell table:number-columns-repeated="1022"/>
        </table:table-row>
        <table:table-row table:style-name="ro1">
          <table:table-cell table:style-name="ce5" office:value-type="float" office:value="-1.50000000000001" calcext:value-type="float">
            <text:p>-1,50000000000001</text:p>
          </table:table-cell>
          <table:table-cell table:style-name="ce5" table:formula="of:=1/(POWER([.A37];2)-1)" office:value-type="float" office:value="0.799999999999981" calcext:value-type="float">
            <text:p>0,799999999999981</text:p>
          </table:table-cell>
          <table:table-cell table:number-columns-repeated="1022"/>
        </table:table-row>
        <table:table-row table:style-name="ro1">
          <table:table-cell table:style-name="ce5" office:value-type="float" office:value="-1.40000000000001" calcext:value-type="float">
            <text:p>-1,40000000000001</text:p>
          </table:table-cell>
          <table:table-cell table:style-name="ce5" table:formula="of:=1/(POWER([.A38];2)-1)" office:value-type="float" office:value="1.04166666666664" calcext:value-type="float">
            <text:p>1,04166666666664</text:p>
          </table:table-cell>
          <table:table-cell table:number-columns-repeated="1022"/>
        </table:table-row>
        <table:table-row table:style-name="ro1">
          <table:table-cell table:style-name="ce5" office:value-type="float" office:value="-1.30000000000001" calcext:value-type="float">
            <text:p>-1,30000000000001</text:p>
          </table:table-cell>
          <table:table-cell table:style-name="ce5" table:formula="of:=1/(POWER([.A39];2)-1)" office:value-type="float" office:value="1.44927536231879" calcext:value-type="float">
            <text:p>1,44927536231879</text:p>
          </table:table-cell>
          <table:table-cell table:number-columns-repeated="1022"/>
        </table:table-row>
        <table:table-row table:style-name="ro1">
          <table:table-cell table:style-name="ce5" office:value-type="float" office:value="-1.20000000000001" calcext:value-type="float">
            <text:p>-1,20000000000001</text:p>
          </table:table-cell>
          <table:table-cell table:style-name="ce5" table:formula="of:=1/(POWER([.A40];2)-1)" office:value-type="float" office:value="2.27272727272715" calcext:value-type="float">
            <text:p>2,27272727272715</text:p>
          </table:table-cell>
          <table:table-cell table:number-columns-repeated="1022"/>
        </table:table-row>
        <table:table-row table:style-name="ro1">
          <table:table-cell table:style-name="ce5" office:value-type="float" office:value="-1.10000000000001" calcext:value-type="float">
            <text:p>-1,10000000000001</text:p>
          </table:table-cell>
          <table:table-cell table:style-name="ce5" table:formula="of:=1/(POWER([.A41];2)-1)" office:value-type="float" office:value="4.76190476190426" calcext:value-type="float">
            <text:p>4,76190476190426</text:p>
          </table:table-cell>
          <table:table-cell table:number-columns-repeated="1022"/>
        </table:table-row>
        <table:table-row table:style-name="ro1">
          <table:table-cell table:style-name="ce5" office:value-type="float" office:value="-1.00000000000001" calcext:value-type="float">
            <text:p>-1,00000000000001</text:p>
          </table:table-cell>
          <table:table-cell table:style-name="ce5" table:formula="of:=1/(POWER([.A42];2)-1)" office:value-type="float" office:value="50039995859672.2" calcext:value-type="float">
            <text:p>50039995859672,2</text:p>
          </table:table-cell>
          <table:table-cell table:number-columns-repeated="1022"/>
        </table:table-row>
        <table:table-row table:style-name="ro1">
          <table:table-cell table:style-name="ce5" office:value-type="float" office:value="-0.90000000000001" calcext:value-type="float">
            <text:p>-0,90000000000001</text:p>
          </table:table-cell>
          <table:table-cell table:style-name="ce5" table:formula="of:=1/(POWER([.A43];2)-1)" office:value-type="float" office:value="-5.26315789473734" calcext:value-type="float">
            <text:p>-5,26315789473734</text:p>
          </table:table-cell>
          <table:table-cell table:number-columns-repeated="1022"/>
        </table:table-row>
        <table:table-row table:style-name="ro1">
          <table:table-cell table:style-name="ce5" office:value-type="float" office:value="-0.80000000000001" calcext:value-type="float">
            <text:p>-0,80000000000001</text:p>
          </table:table-cell>
          <table:table-cell table:style-name="ce5" table:formula="of:=1/(POWER([.A44];2)-1)" office:value-type="float" office:value="-2.7777777777779" calcext:value-type="float">
            <text:p>-2,7777777777779</text:p>
          </table:table-cell>
          <table:table-cell table:number-columns-repeated="1022"/>
        </table:table-row>
        <table:table-row table:style-name="ro1">
          <table:table-cell table:style-name="ce5" office:value-type="float" office:value="-0.70000000000001" calcext:value-type="float">
            <text:p>-0,70000000000001</text:p>
          </table:table-cell>
          <table:table-cell table:style-name="ce5" table:formula="of:=1/(POWER([.A45];2)-1)" office:value-type="float" office:value="-1.96078431372554" calcext:value-type="float">
            <text:p>-1,96078431372554</text:p>
          </table:table-cell>
          <table:table-cell table:number-columns-repeated="1022"/>
        </table:table-row>
        <table:table-row table:style-name="ro1">
          <table:table-cell table:style-name="ce5" office:value-type="float" office:value="-0.60000000000001" calcext:value-type="float">
            <text:p>-0,60000000000001</text:p>
          </table:table-cell>
          <table:table-cell table:style-name="ce5" table:formula="of:=1/(POWER([.A46];2)-1)" office:value-type="float" office:value="-1.56250000000003" calcext:value-type="float">
            <text:p>-1,56250000000003</text:p>
          </table:table-cell>
          <table:table-cell table:number-columns-repeated="1022"/>
        </table:table-row>
        <table:table-row table:style-name="ro1">
          <table:table-cell table:style-name="ce5" office:value-type="float" office:value="-0.500000000000009" calcext:value-type="float">
            <text:p>-0,500000000000009</text:p>
          </table:table-cell>
          <table:table-cell table:style-name="ce5" table:formula="of:=1/(POWER([.A47];2)-1)" office:value-type="float" office:value="-1.33333333333335" calcext:value-type="float">
            <text:p>-1,33333333333335</text:p>
          </table:table-cell>
          <table:table-cell table:number-columns-repeated="1022"/>
        </table:table-row>
        <table:table-row table:style-name="ro1">
          <table:table-cell table:style-name="ce5" office:value-type="float" office:value="-0.400000000000009" calcext:value-type="float">
            <text:p>-0,400000000000009</text:p>
          </table:table-cell>
          <table:table-cell table:style-name="ce5" table:formula="of:=1/(POWER([.A48];2)-1)" office:value-type="float" office:value="-1.1904761904762" calcext:value-type="float">
            <text:p>-1,1904761904762</text:p>
          </table:table-cell>
          <table:table-cell table:number-columns-repeated="1022"/>
        </table:table-row>
        <table:table-row table:style-name="ro1">
          <table:table-cell table:style-name="ce5" office:value-type="float" office:value="-0.300000000000009" calcext:value-type="float">
            <text:p>-0,300000000000009</text:p>
          </table:table-cell>
          <table:table-cell table:style-name="ce5" table:formula="of:=1/(POWER([.A49];2)-1)" office:value-type="float" office:value="-1.09890109890111" calcext:value-type="float">
            <text:p>-1,09890109890111</text:p>
          </table:table-cell>
          <table:table-cell table:number-columns-repeated="1022"/>
        </table:table-row>
        <table:table-row table:style-name="ro1">
          <table:table-cell table:style-name="ce5" office:value-type="float" office:value="-0.200000000000009" calcext:value-type="float">
            <text:p>-0,200000000000009</text:p>
          </table:table-cell>
          <table:table-cell table:style-name="ce5" table:formula="of:=1/(POWER([.A50];2)-1)" office:value-type="float" office:value="-1.04166666666667" calcext:value-type="float">
            <text:p>-1,04166666666667</text:p>
          </table:table-cell>
          <table:table-cell table:number-columns-repeated="1022"/>
        </table:table-row>
        <table:table-row table:style-name="ro1">
          <table:table-cell table:style-name="ce5" office:value-type="float" office:value="-0.10000000000001" calcext:value-type="float">
            <text:p>-0,10000000000001</text:p>
          </table:table-cell>
          <table:table-cell table:style-name="ce5" table:formula="of:=1/(POWER([.A51];2)-1)" office:value-type="float" office:value="-1.01010101010101" calcext:value-type="float">
            <text:p>-1,01010101010101</text:p>
          </table:table-cell>
          <table:table-cell table:number-columns-repeated="1022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style-name="ce5" table:formula="of:=1/(POWER([.A52];2)-1)" office:value-type="float" office:value="-1" calcext:value-type="float">
            <text:p>-1</text:p>
          </table:table-cell>
          <table:table-cell table:number-columns-repeated="1022"/>
        </table:table-row>
        <table:table-row table:style-name="ro1">
          <table:table-cell table:style-name="ce5" office:value-type="float" office:value="0.0999999999999899" calcext:value-type="float">
            <text:p>0,09999999999999</text:p>
          </table:table-cell>
          <table:table-cell table:style-name="ce5" table:formula="of:=1/(POWER([.A53];2)-1)" office:value-type="float" office:value="-1.01010101010101" calcext:value-type="float">
            <text:p>-1,01010101010101</text:p>
          </table:table-cell>
          <table:table-cell table:number-columns-repeated="1022"/>
        </table:table-row>
        <table:table-row table:style-name="ro1">
          <table:table-cell table:style-name="ce5" office:value-type="float" office:value="0.19999999999999" calcext:value-type="float">
            <text:p>0,19999999999999</text:p>
          </table:table-cell>
          <table:table-cell table:style-name="ce5" table:formula="of:=1/(POWER([.A54];2)-1)" office:value-type="float" office:value="-1.04166666666666" calcext:value-type="float">
            <text:p>-1,04166666666666</text:p>
          </table:table-cell>
          <table:table-cell table:number-columns-repeated="1022"/>
        </table:table-row>
        <table:table-row table:style-name="ro1">
          <table:table-cell table:style-name="ce5" office:value-type="float" office:value="0.29999999999999" calcext:value-type="float">
            <text:p>0,29999999999999</text:p>
          </table:table-cell>
          <table:table-cell table:style-name="ce5" table:formula="of:=1/(POWER([.A55];2)-1)" office:value-type="float" office:value="-1.09890109890109" calcext:value-type="float">
            <text:p>-1,09890109890109</text:p>
          </table:table-cell>
          <table:table-cell table:number-columns-repeated="1022"/>
        </table:table-row>
        <table:table-row table:style-name="ro1">
          <table:table-cell table:style-name="ce5" office:value-type="float" office:value="0.39999999999999" calcext:value-type="float">
            <text:p>0,39999999999999</text:p>
          </table:table-cell>
          <table:table-cell table:style-name="ce5" table:formula="of:=1/(POWER([.A56];2)-1)" office:value-type="float" office:value="-1.19047619047618" calcext:value-type="float">
            <text:p>-1,19047619047618</text:p>
          </table:table-cell>
          <table:table-cell table:number-columns-repeated="1022"/>
        </table:table-row>
        <table:table-row table:style-name="ro1">
          <table:table-cell table:style-name="ce5" office:value-type="float" office:value="0.49999999999999" calcext:value-type="float">
            <text:p>0,49999999999999</text:p>
          </table:table-cell>
          <table:table-cell table:style-name="ce5" table:formula="of:=1/(POWER([.A57];2)-1)" office:value-type="float" office:value="-1.33333333333332" calcext:value-type="float">
            <text:p>-1,33333333333332</text:p>
          </table:table-cell>
          <table:table-cell table:number-columns-repeated="1022"/>
        </table:table-row>
        <table:table-row table:style-name="ro1">
          <table:table-cell table:style-name="ce5" office:value-type="float" office:value="0.59999999999999" calcext:value-type="float">
            <text:p>0,59999999999999</text:p>
          </table:table-cell>
          <table:table-cell table:style-name="ce5" table:formula="of:=1/(POWER([.A58];2)-1)" office:value-type="float" office:value="-1.56249999999997" calcext:value-type="float">
            <text:p>-1,56249999999997</text:p>
          </table:table-cell>
          <table:table-cell table:number-columns-repeated="1022"/>
        </table:table-row>
        <table:table-row table:style-name="ro1">
          <table:table-cell table:style-name="ce5" office:value-type="float" office:value="0.69999999999999" calcext:value-type="float">
            <text:p>0,69999999999999</text:p>
          </table:table-cell>
          <table:table-cell table:style-name="ce5" table:formula="of:=1/(POWER([.A59];2)-1)" office:value-type="float" office:value="-1.96078431372544" calcext:value-type="float">
            <text:p>-1,96078431372544</text:p>
          </table:table-cell>
          <table:table-cell table:number-columns-repeated="1022"/>
        </table:table-row>
        <table:table-row table:style-name="ro1">
          <table:table-cell table:style-name="ce5" office:value-type="float" office:value="0.79999999999999" calcext:value-type="float">
            <text:p>0,79999999999999</text:p>
          </table:table-cell>
          <table:table-cell table:style-name="ce5" table:formula="of:=1/(POWER([.A60];2)-1)" office:value-type="float" office:value="-2.77777777777766" calcext:value-type="float">
            <text:p>-2,77777777777766</text:p>
          </table:table-cell>
          <table:table-cell table:number-columns-repeated="1022"/>
        </table:table-row>
        <table:table-row table:style-name="ro1">
          <table:table-cell table:style-name="ce5" office:value-type="float" office:value="0.89999999999999" calcext:value-type="float">
            <text:p>0,89999999999999</text:p>
          </table:table-cell>
          <table:table-cell table:style-name="ce5" table:formula="of:=1/(POWER([.A61];2)-1)" office:value-type="float" office:value="-5.26315789473635" calcext:value-type="float">
            <text:p>-5,26315789473635</text:p>
          </table:table-cell>
          <table:table-cell table:number-columns-repeated="1022"/>
        </table:table-row>
        <table:table-row table:style-name="ro1">
          <table:table-cell table:style-name="ce5" office:value-type="float" office:value="0.99999999999999" calcext:value-type="float">
            <text:p>0,99999999999999</text:p>
          </table:table-cell>
          <table:table-cell table:style-name="ce5" table:formula="of:=1/(POWER([.A62];2)-1)" office:value-type="float" office:value="-50039995859672.2" calcext:value-type="float">
            <text:p>-50039995859672,2</text:p>
          </table:table-cell>
          <table:table-cell table:number-columns-repeated="1022"/>
        </table:table-row>
        <table:table-row table:style-name="ro1">
          <table:table-cell table:style-name="ce5" office:value-type="float" office:value="1.09999999999999" calcext:value-type="float">
            <text:p>1,09999999999999</text:p>
          </table:table-cell>
          <table:table-cell table:style-name="ce5" table:formula="of:=1/(POWER([.A63];2)-1)" office:value-type="float" office:value="4.76190476190526" calcext:value-type="float">
            <text:p>4,76190476190526</text:p>
          </table:table-cell>
          <table:table-cell table:number-columns-repeated="1022"/>
        </table:table-row>
        <table:table-row table:style-name="ro1">
          <table:table-cell table:style-name="ce5" office:value-type="float" office:value="1.19999999999999" calcext:value-type="float">
            <text:p>1,19999999999999</text:p>
          </table:table-cell>
          <table:table-cell table:style-name="ce5" table:formula="of:=1/(POWER([.A64];2)-1)" office:value-type="float" office:value="2.2727272727274" calcext:value-type="float">
            <text:p>2,2727272727274</text:p>
          </table:table-cell>
          <table:table-cell table:number-columns-repeated="1022"/>
        </table:table-row>
        <table:table-row table:style-name="ro1">
          <table:table-cell table:style-name="ce5" office:value-type="float" office:value="1.29999999999999" calcext:value-type="float">
            <text:p>1,29999999999999</text:p>
          </table:table-cell>
          <table:table-cell table:style-name="ce5" table:formula="of:=1/(POWER([.A65];2)-1)" office:value-type="float" office:value="1.44927536231889" calcext:value-type="float">
            <text:p>1,44927536231889</text:p>
          </table:table-cell>
          <table:table-cell table:number-columns-repeated="1022"/>
        </table:table-row>
        <table:table-row table:style-name="ro1">
          <table:table-cell table:style-name="ce5" office:value-type="float" office:value="1.39999999999999" calcext:value-type="float">
            <text:p>1,39999999999999</text:p>
          </table:table-cell>
          <table:table-cell table:style-name="ce5" table:formula="of:=1/(POWER([.A66];2)-1)" office:value-type="float" office:value="1.0416666666667" calcext:value-type="float">
            <text:p>1,0416666666667</text:p>
          </table:table-cell>
          <table:table-cell table:number-columns-repeated="1022"/>
        </table:table-row>
        <table:table-row table:style-name="ro1">
          <table:table-cell table:style-name="ce5" office:value-type="float" office:value="1.49999999999999" calcext:value-type="float">
            <text:p>1,49999999999999</text:p>
          </table:table-cell>
          <table:table-cell table:style-name="ce5" table:formula="of:=1/(POWER([.A67];2)-1)" office:value-type="float" office:value="0.800000000000019" calcext:value-type="float">
            <text:p>0,800000000000019</text:p>
          </table:table-cell>
          <table:table-cell table:number-columns-repeated="1022"/>
        </table:table-row>
        <table:table-row table:style-name="ro1">
          <table:table-cell table:style-name="ce5" office:value-type="float" office:value="1.59999999999999" calcext:value-type="float">
            <text:p>1,59999999999999</text:p>
          </table:table-cell>
          <table:table-cell table:style-name="ce5" table:formula="of:=1/(POWER([.A68];2)-1)" office:value-type="float" office:value="0.641025641025654" calcext:value-type="float">
            <text:p>0,641025641025654</text:p>
          </table:table-cell>
          <table:table-cell table:number-columns-repeated="1022"/>
        </table:table-row>
        <table:table-row table:style-name="ro1">
          <table:table-cell table:style-name="ce5" office:value-type="float" office:value="1.69999999999999" calcext:value-type="float">
            <text:p>1,69999999999999</text:p>
          </table:table-cell>
          <table:table-cell table:style-name="ce5" table:formula="of:=1/(POWER([.A69];2)-1)" office:value-type="float" office:value="0.529100529100539" calcext:value-type="float">
            <text:p>0,529100529100539</text:p>
          </table:table-cell>
          <table:table-cell table:number-columns-repeated="1022"/>
        </table:table-row>
        <table:table-row table:style-name="ro1">
          <table:table-cell table:style-name="ce5" office:value-type="float" office:value="1.79999999999999" calcext:value-type="float">
            <text:p>1,79999999999999</text:p>
          </table:table-cell>
          <table:table-cell table:style-name="ce5" table:formula="of:=1/(POWER([.A70];2)-1)" office:value-type="float" office:value="0.446428571428579" calcext:value-type="float">
            <text:p>0,446428571428579</text:p>
          </table:table-cell>
          <table:table-cell table:number-columns-repeated="1022"/>
        </table:table-row>
        <table:table-row table:style-name="ro1">
          <table:table-cell table:style-name="ce5" office:value-type="float" office:value="1.89999999999999" calcext:value-type="float">
            <text:p>1,89999999999999</text:p>
          </table:table-cell>
          <table:table-cell table:style-name="ce5" table:formula="of:=1/(POWER([.A71];2)-1)" office:value-type="float" office:value="0.383141762452113" calcext:value-type="float">
            <text:p>0,383141762452113</text:p>
          </table:table-cell>
          <table:table-cell table:number-columns-repeated="1022"/>
        </table:table-row>
        <table:table-row table:style-name="ro1">
          <table:table-cell table:style-name="ce5" office:value-type="float" office:value="1.99999999999999" calcext:value-type="float">
            <text:p>1,99999999999999</text:p>
          </table:table-cell>
          <table:table-cell table:style-name="ce5" table:formula="of:=1/(POWER([.A72];2)-1)" office:value-type="float" office:value="0.333333333333338" calcext:value-type="float">
            <text:p>0,333333333333338</text:p>
          </table:table-cell>
          <table:table-cell table:number-columns-repeated="1022"/>
        </table:table-row>
        <table:table-row table:style-name="ro1">
          <table:table-cell table:style-name="ce5" office:value-type="float" office:value="2.09999999999999" calcext:value-type="float">
            <text:p>2,09999999999999</text:p>
          </table:table-cell>
          <table:table-cell table:style-name="ce5" table:formula="of:=1/(POWER([.A73];2)-1)" office:value-type="float" office:value="0.293255131964813" calcext:value-type="float">
            <text:p>0,293255131964813</text:p>
          </table:table-cell>
          <table:table-cell table:number-columns-repeated="1022"/>
        </table:table-row>
        <table:table-row table:style-name="ro1">
          <table:table-cell table:style-name="ce5" office:value-type="float" office:value="2.19999999999999" calcext:value-type="float">
            <text:p>2,19999999999999</text:p>
          </table:table-cell>
          <table:table-cell table:style-name="ce5" table:formula="of:=1/(POWER([.A74];2)-1)" office:value-type="float" office:value="0.26041666666667" calcext:value-type="float">
            <text:p>0,26041666666667</text:p>
          </table:table-cell>
          <table:table-cell table:number-columns-repeated="1022"/>
        </table:table-row>
        <table:table-row table:style-name="ro1">
          <table:table-cell table:style-name="ce5" office:value-type="float" office:value="2.29999999999999" calcext:value-type="float">
            <text:p>2,29999999999999</text:p>
          </table:table-cell>
          <table:table-cell table:style-name="ce5" table:formula="of:=1/(POWER([.A75];2)-1)" office:value-type="float" office:value="0.233100233100236" calcext:value-type="float">
            <text:p>0,233100233100236</text:p>
          </table:table-cell>
          <table:table-cell table:number-columns-repeated="1022"/>
        </table:table-row>
        <table:table-row table:style-name="ro1">
          <table:table-cell table:style-name="ce5" office:value-type="float" office:value="2.39999999999999" calcext:value-type="float">
            <text:p>2,39999999999999</text:p>
          </table:table-cell>
          <table:table-cell table:style-name="ce5" table:formula="of:=1/(POWER([.A76];2)-1)" office:value-type="float" office:value="0.210084033613447" calcext:value-type="float">
            <text:p>0,210084033613447</text:p>
          </table:table-cell>
          <table:table-cell table:number-columns-repeated="1022"/>
        </table:table-row>
        <table:table-row table:style-name="ro1">
          <table:table-cell table:style-name="ce5" office:value-type="float" office:value="2.49999999999999" calcext:value-type="float">
            <text:p>2,49999999999999</text:p>
          </table:table-cell>
          <table:table-cell table:style-name="ce5" table:formula="of:=1/(POWER([.A77];2)-1)" office:value-type="float" office:value="0.190476190476192" calcext:value-type="float">
            <text:p>0,190476190476192</text:p>
          </table:table-cell>
          <table:table-cell table:number-columns-repeated="1022"/>
        </table:table-row>
        <table:table-row table:style-name="ro1">
          <table:table-cell table:style-name="ce5" office:value-type="float" office:value="2.59999999999999" calcext:value-type="float">
            <text:p>2,59999999999999</text:p>
          </table:table-cell>
          <table:table-cell table:style-name="ce5" table:formula="of:=1/(POWER([.A78];2)-1)" office:value-type="float" office:value="0.173611111111113" calcext:value-type="float">
            <text:p>0,173611111111113</text:p>
          </table:table-cell>
          <table:table-cell table:number-columns-repeated="1022"/>
        </table:table-row>
        <table:table-row table:style-name="ro1">
          <table:table-cell table:style-name="ce5" office:value-type="float" office:value="2.69999999999999" calcext:value-type="float">
            <text:p>2,69999999999999</text:p>
          </table:table-cell>
          <table:table-cell table:style-name="ce5" table:formula="of:=1/(POWER([.A79];2)-1)" office:value-type="float" office:value="0.15898251192369" calcext:value-type="float">
            <text:p>0,15898251192369</text:p>
          </table:table-cell>
          <table:table-cell table:number-columns-repeated="1022"/>
        </table:table-row>
        <table:table-row table:style-name="ro1">
          <table:table-cell table:style-name="ce5" office:value-type="float" office:value="2.79999999999999" calcext:value-type="float">
            <text:p>2,79999999999999</text:p>
          </table:table-cell>
          <table:table-cell table:style-name="ce5" table:formula="of:=1/(POWER([.A80];2)-1)" office:value-type="float" office:value="0.146198830409358" calcext:value-type="float">
            <text:p>0,146198830409358</text:p>
          </table:table-cell>
          <table:table-cell table:number-columns-repeated="1022"/>
        </table:table-row>
        <table:table-row table:style-name="ro1">
          <table:table-cell table:style-name="ce5" office:value-type="float" office:value="2.89999999999999" calcext:value-type="float">
            <text:p>2,89999999999999</text:p>
          </table:table-cell>
          <table:table-cell table:style-name="ce5" table:formula="of:=1/(POWER([.A81];2)-1)" office:value-type="float" office:value="0.134952766531715" calcext:value-type="float">
            <text:p>0,134952766531715</text:p>
          </table:table-cell>
          <table:table-cell table:number-columns-repeated="1022"/>
        </table:table-row>
        <table:table-row table:style-name="ro1">
          <table:table-cell table:style-name="ce5" office:value-type="float" office:value="2.99999999999999" calcext:value-type="float">
            <text:p>2,99999999999999</text:p>
          </table:table-cell>
          <table:table-cell table:style-name="ce5" table:formula="of:=1/(POWER([.A82];2)-1)" office:value-type="float" office:value="0.125000000000001" calcext:value-type="float">
            <text:p>0,125000000000001</text:p>
          </table:table-cell>
          <table:table-cell table:number-columns-repeated="1022"/>
        </table:table-row>
        <table:table-row table:style-name="ro1">
          <table:table-cell table:style-name="ce5" office:value-type="float" office:value="3.09999999999999" calcext:value-type="float">
            <text:p>3,09999999999999</text:p>
          </table:table-cell>
          <table:table-cell table:style-name="ce5" table:formula="of:=1/(POWER([.A83];2)-1)" office:value-type="float" office:value="0.116144018583044" calcext:value-type="float">
            <text:p>0,116144018583044</text:p>
          </table:table-cell>
          <table:table-cell table:number-columns-repeated="1022"/>
        </table:table-row>
        <table:table-row table:style-name="ro1">
          <table:table-cell table:style-name="ce5" office:value-type="float" office:value="3.19999999999999" calcext:value-type="float">
            <text:p>3,19999999999999</text:p>
          </table:table-cell>
          <table:table-cell table:style-name="ce5" table:formula="of:=1/(POWER([.A84];2)-1)" office:value-type="float" office:value="0.108225108225109" calcext:value-type="float">
            <text:p>0,108225108225109</text:p>
          </table:table-cell>
          <table:table-cell table:number-columns-repeated="1022"/>
        </table:table-row>
        <table:table-row table:style-name="ro1">
          <table:table-cell table:style-name="ce5" office:value-type="float" office:value="3.29999999999999" calcext:value-type="float">
            <text:p>3,29999999999999</text:p>
          </table:table-cell>
          <table:table-cell table:style-name="ce5" table:formula="of:=1/(POWER([.A85];2)-1)" office:value-type="float" office:value="0.101112234580385" calcext:value-type="float">
            <text:p>0,101112234580385</text:p>
          </table:table-cell>
          <table:table-cell table:number-columns-repeated="1022"/>
        </table:table-row>
        <table:table-row table:style-name="ro1">
          <table:table-cell table:style-name="ce5" office:value-type="float" office:value="3.39999999999999" calcext:value-type="float">
            <text:p>3,39999999999999</text:p>
          </table:table-cell>
          <table:table-cell table:style-name="ce5" table:formula="of:=1/(POWER([.A86];2)-1)" office:value-type="float" office:value="0.0946969696969703" calcext:value-type="float">
            <text:p>0,09469696969697</text:p>
          </table:table-cell>
          <table:table-cell table:number-columns-repeated="1022"/>
        </table:table-row>
        <table:table-row table:style-name="ro1">
          <table:table-cell table:style-name="ce5" office:value-type="float" office:value="3.49999999999999" calcext:value-type="float">
            <text:p>3,49999999999999</text:p>
          </table:table-cell>
          <table:table-cell table:style-name="ce5" table:formula="of:=1/(POWER([.A87];2)-1)" office:value-type="float" office:value="0.0888888888888894" calcext:value-type="float">
            <text:p>0,088888888888889</text:p>
          </table:table-cell>
          <table:table-cell table:number-columns-repeated="1022"/>
        </table:table-row>
        <table:table-row table:style-name="ro1">
          <table:table-cell table:style-name="ce5" office:value-type="float" office:value="3.59999999999999" calcext:value-type="float">
            <text:p>3,59999999999999</text:p>
          </table:table-cell>
          <table:table-cell table:style-name="ce5" table:formula="of:=1/(POWER([.A88];2)-1)" office:value-type="float" office:value="0.0836120401337798" calcext:value-type="float">
            <text:p>0,08361204013378</text:p>
          </table:table-cell>
          <table:table-cell table:number-columns-repeated="1022"/>
        </table:table-row>
        <table:table-row table:style-name="ro1">
          <table:table-cell table:style-name="ce5" office:value-type="float" office:value="3.69999999999999" calcext:value-type="float">
            <text:p>3,69999999999999</text:p>
          </table:table-cell>
          <table:table-cell table:style-name="ce5" table:formula="of:=1/(POWER([.A89];2)-1)" office:value-type="float" office:value="0.0788022064617814" calcext:value-type="float">
            <text:p>0,078802206461781</text:p>
          </table:table-cell>
          <table:table-cell table:number-columns-repeated="1022"/>
        </table:table-row>
        <table:table-row table:style-name="ro1">
          <table:table-cell table:style-name="ce5" office:value-type="float" office:value="3.79999999999999" calcext:value-type="float">
            <text:p>3,79999999999999</text:p>
          </table:table-cell>
          <table:table-cell table:style-name="ce5" table:formula="of:=1/(POWER([.A90];2)-1)" office:value-type="float" office:value="0.0744047619047623" calcext:value-type="float">
            <text:p>0,074404761904762</text:p>
          </table:table-cell>
          <table:table-cell table:number-columns-repeated="1022"/>
        </table:table-row>
        <table:table-row table:style-name="ro1">
          <table:table-cell table:style-name="ce5" office:value-type="float" office:value="3.89999999999999" calcext:value-type="float">
            <text:p>3,89999999999999</text:p>
          </table:table-cell>
          <table:table-cell table:style-name="ce5" table:formula="of:=1/(POWER([.A91];2)-1)" office:value-type="float" office:value="0.070372976776918" calcext:value-type="float">
            <text:p>0,070372976776918</text:p>
          </table:table-cell>
          <table:table-cell table:number-columns-repeated="1022"/>
        </table:table-row>
        <table:table-row table:style-name="ro1">
          <table:table-cell table:style-name="ce5" office:value-type="float" office:value="3.99999999999999" calcext:value-type="float">
            <text:p>3,99999999999999</text:p>
          </table:table-cell>
          <table:table-cell table:style-name="ce5" table:formula="of:=1/(POWER([.A92];2)-1)" office:value-type="float" office:value="0.066666666666667" calcext:value-type="float">
            <text:p>0,066666666666667</text:p>
          </table:table-cell>
          <table:table-cell table:number-columns-repeated="1022"/>
        </table:table-row>
        <table:table-row table:style-name="ro1">
          <table:table-cell table:style-name="ce5" office:value-type="float" office:value="4.09999999999999" calcext:value-type="float">
            <text:p>4,09999999999999</text:p>
          </table:table-cell>
          <table:table-cell table:style-name="ce5" table:formula="of:=1/(POWER([.A93];2)-1)" office:value-type="float" office:value="0.063251106894371" calcext:value-type="float">
            <text:p>0,063251106894371</text:p>
          </table:table-cell>
          <table:table-cell table:number-columns-repeated="1022"/>
        </table:table-row>
        <table:table-row table:style-name="ro1">
          <table:table-cell table:style-name="ce5" office:value-type="float" office:value="4.19999999999999" calcext:value-type="float">
            <text:p>4,19999999999999</text:p>
          </table:table-cell>
          <table:table-cell table:style-name="ce5" table:formula="of:=1/(POWER([.A94];2)-1)" office:value-type="float" office:value="0.0600961538461541" calcext:value-type="float">
            <text:p>0,060096153846154</text:p>
          </table:table-cell>
          <table:table-cell table:number-columns-repeated="1022"/>
        </table:table-row>
        <table:table-row table:style-name="ro1">
          <table:table-cell table:style-name="ce5" office:value-type="float" office:value="4.29999999999999" calcext:value-type="float">
            <text:p>4,29999999999999</text:p>
          </table:table-cell>
          <table:table-cell table:style-name="ce5" table:formula="of:=1/(POWER([.A95];2)-1)" office:value-type="float" office:value="0.0571755288736424" calcext:value-type="float">
            <text:p>0,057175528873642</text:p>
          </table:table-cell>
          <table:table-cell table:number-columns-repeated="1022"/>
        </table:table-row>
        <table:table-row table:style-name="ro1">
          <table:table-cell table:style-name="ce5" office:value-type="float" office:value="4.4" calcext:value-type="float">
            <text:p>4,4</text:p>
          </table:table-cell>
          <table:table-cell table:style-name="ce5" table:formula="of:=1/(POWER([.A96];2)-1)" office:value-type="float" office:value="0.0544662309368192" calcext:value-type="float">
            <text:p>0,054466230936819</text:p>
          </table:table-cell>
          <table:table-cell table:number-columns-repeated="1022"/>
        </table:table-row>
        <table:table-row table:style-name="ro1">
          <table:table-cell table:style-name="ce5" office:value-type="float" office:value="4.49999999999999" calcext:value-type="float">
            <text:p>4,49999999999999</text:p>
          </table:table-cell>
          <table:table-cell table:style-name="ce5" table:formula="of:=1/(POWER([.A97];2)-1)" office:value-type="float" office:value="0.0519480519480522" calcext:value-type="float">
            <text:p>0,051948051948052</text:p>
          </table:table-cell>
          <table:table-cell table:number-columns-repeated="1022"/>
        </table:table-row>
        <table:table-row table:style-name="ro1">
          <table:table-cell table:style-name="ce5" office:value-type="float" office:value="4.59999999999999" calcext:value-type="float">
            <text:p>4,59999999999999</text:p>
          </table:table-cell>
          <table:table-cell table:style-name="ce5" table:formula="of:=1/(POWER([.A98];2)-1)" office:value-type="float" office:value="0.0496031746031748" calcext:value-type="float">
            <text:p>0,049603174603175</text:p>
          </table:table-cell>
          <table:table-cell table:number-columns-repeated="1022"/>
        </table:table-row>
        <table:table-row table:style-name="ro1">
          <table:table-cell table:style-name="ce5" office:value-type="float" office:value="4.7" calcext:value-type="float">
            <text:p>4,7</text:p>
          </table:table-cell>
          <table:table-cell table:style-name="ce5" table:formula="of:=1/(POWER([.A99];2)-1)" office:value-type="float" office:value="0.0474158368895211" calcext:value-type="float">
            <text:p>0,047415836889521</text:p>
          </table:table-cell>
          <table:table-cell table:number-columns-repeated="1022"/>
        </table:table-row>
        <table:table-row table:style-name="ro1">
          <table:table-cell table:style-name="ce5" office:value-type="float" office:value="4.8" calcext:value-type="float">
            <text:p>4,8</text:p>
          </table:table-cell>
          <table:table-cell table:style-name="ce5" table:formula="of:=1/(POWER([.A100];2)-1)" office:value-type="float" office:value="0.0453720508166969" calcext:value-type="float">
            <text:p>0,045372050816697</text:p>
          </table:table-cell>
          <table:table-cell table:number-columns-repeated="1022"/>
        </table:table-row>
        <table:table-row table:style-name="ro1">
          <table:table-cell table:style-name="ce5" office:value-type="float" office:value="4.9" calcext:value-type="float">
            <text:p>4,9</text:p>
          </table:table-cell>
          <table:table-cell table:style-name="ce5" table:formula="of:=1/(POWER([.A101];2)-1)" office:value-type="float" office:value="0.0434593654932638" calcext:value-type="float">
            <text:p>0,043459365493264</text:p>
          </table:table-cell>
          <table:table-cell table:number-columns-repeated="1022"/>
        </table:table-row>
        <table:table-row table:style-name="ro1">
          <table:table-cell table:style-name="ce5" office:value-type="float" office:value="4.99999999999999" calcext:value-type="float">
            <text:p>4,99999999999999</text:p>
          </table:table-cell>
          <table:table-cell table:style-name="ce5" table:formula="of:=1/(POWER([.A102];2)-1)" office:value-type="float" office:value="0.0416666666666668" calcext:value-type="float">
            <text:p>0,041666666666667</text:p>
          </table:table-cell>
          <table:table-cell table:number-columns-repeated="1022"/>
        </table:table-row>
        <table:table-row table:style-name="ro1" table:number-rows-repeated="10484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4. Matematyczne II" table:style-name="ta4">
        <table:table-column table:style-name="co6" table:default-cell-style-name="ce3"/>
        <table:table-column table:style-name="co7" table:number-columns-repeated="3" table:default-cell-style-name="ce3"/>
        <table:table-column table:style-name="co3" table:number-columns-repeated="1020" table:default-cell-style-name="ce3"/>
        <table:table-row table:style-name="ro1">
          <table:table-cell table:style-name="ce6" office:value-type="string" calcext:value-type="string">
            <text:p>x</text:p>
          </table:table-cell>
          <table:table-cell table:style-name="ce6" office:value-type="string" calcext:value-type="string">
            <text:p>y = sin(x)</text:p>
          </table:table-cell>
          <table:table-cell table:style-name="ce6" office:value-type="string" calcext:value-type="string">
            <text:p>y = sin(3x)</text:p>
          </table:table-cell>
          <table:table-cell table:style-name="ce6" office:value-type="string" calcext:value-type="string">
            <text:p>y = 3sin(x)</text:p>
          </table:table-cell>
          <table:table-cell table:number-columns-repeated="1020"/>
        </table:table-row>
        <table:table-row table:style-name="ro1">
          <table:table-cell table:style-name="ce5" office:value-type="float" office:value="-360" calcext:value-type="float">
            <text:p>-36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355" calcext:value-type="float">
            <text:p>-35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350" calcext:value-type="float">
            <text:p>-35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345" calcext:value-type="float">
            <text:p>-34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340" calcext:value-type="float">
            <text:p>-34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335" calcext:value-type="float">
            <text:p>-33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330" calcext:value-type="float">
            <text:p>-33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325" calcext:value-type="float">
            <text:p>-32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320" calcext:value-type="float">
            <text:p>-32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315" calcext:value-type="float">
            <text:p>-31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310" calcext:value-type="float">
            <text:p>-31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305" calcext:value-type="float">
            <text:p>-30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300" calcext:value-type="float">
            <text:p>-30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95" calcext:value-type="float">
            <text:p>-29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90" calcext:value-type="float">
            <text:p>-29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85" calcext:value-type="float">
            <text:p>-28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80" calcext:value-type="float">
            <text:p>-28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75" calcext:value-type="float">
            <text:p>-27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70" calcext:value-type="float">
            <text:p>-27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65" calcext:value-type="float">
            <text:p>-26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60" calcext:value-type="float">
            <text:p>-26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55" calcext:value-type="float">
            <text:p>-25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50" calcext:value-type="float">
            <text:p>-25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45" calcext:value-type="float">
            <text:p>-24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40" calcext:value-type="float">
            <text:p>-24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35" calcext:value-type="float">
            <text:p>-23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30" calcext:value-type="float">
            <text:p>-23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25" calcext:value-type="float">
            <text:p>-22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20" calcext:value-type="float">
            <text:p>-22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15" calcext:value-type="float">
            <text:p>-21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10" calcext:value-type="float">
            <text:p>-21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05" calcext:value-type="float">
            <text:p>-20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00" calcext:value-type="float">
            <text:p>-20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95" calcext:value-type="float">
            <text:p>-19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90" calcext:value-type="float">
            <text:p>-19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85" calcext:value-type="float">
            <text:p>-18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80" calcext:value-type="float">
            <text:p>-18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75" calcext:value-type="float">
            <text:p>-17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70" calcext:value-type="float">
            <text:p>-17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65" calcext:value-type="float">
            <text:p>-16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60" calcext:value-type="float">
            <text:p>-16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55" calcext:value-type="float">
            <text:p>-15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50" calcext:value-type="float">
            <text:p>-15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45" calcext:value-type="float">
            <text:p>-14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40" calcext:value-type="float">
            <text:p>-14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35" calcext:value-type="float">
            <text:p>-13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30" calcext:value-type="float">
            <text:p>-13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25" calcext:value-type="float">
            <text:p>-12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20" calcext:value-type="float">
            <text:p>-12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15" calcext:value-type="float">
            <text:p>-11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10" calcext:value-type="float">
            <text:p>-11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05" calcext:value-type="float">
            <text:p>-10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00" calcext:value-type="float">
            <text:p>-10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95" calcext:value-type="float">
            <text:p>-9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90" calcext:value-type="float">
            <text:p>-9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85" calcext:value-type="float">
            <text:p>-8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80" calcext:value-type="float">
            <text:p>-8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75" calcext:value-type="float">
            <text:p>-7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70" calcext:value-type="float">
            <text:p>-7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65" calcext:value-type="float">
            <text:p>-6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60" calcext:value-type="float">
            <text:p>-6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55" calcext:value-type="float">
            <text:p>-5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50" calcext:value-type="float">
            <text:p>-5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45" calcext:value-type="float">
            <text:p>-4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40" calcext:value-type="float">
            <text:p>-4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35" calcext:value-type="float">
            <text:p>-3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30" calcext:value-type="float">
            <text:p>-3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5" calcext:value-type="float">
            <text:p>-2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0" calcext:value-type="float">
            <text:p>-2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5" calcext:value-type="float">
            <text:p>-1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0" calcext:value-type="float">
            <text:p>-1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5" calcext:value-type="float">
            <text:p>-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0" calcext:value-type="float">
            <text:p>1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5" calcext:value-type="float">
            <text:p>1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0" calcext:value-type="float">
            <text:p>2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5" calcext:value-type="float">
            <text:p>2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30" calcext:value-type="float">
            <text:p>3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35" calcext:value-type="float">
            <text:p>3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40" calcext:value-type="float">
            <text:p>4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45" calcext:value-type="float">
            <text:p>4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50" calcext:value-type="float">
            <text:p>5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55" calcext:value-type="float">
            <text:p>5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60" calcext:value-type="float">
            <text:p>6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65" calcext:value-type="float">
            <text:p>6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70" calcext:value-type="float">
            <text:p>7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75" calcext:value-type="float">
            <text:p>7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80" calcext:value-type="float">
            <text:p>8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85" calcext:value-type="float">
            <text:p>8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90" calcext:value-type="float">
            <text:p>9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95" calcext:value-type="float">
            <text:p>9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00" calcext:value-type="float">
            <text:p>10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05" calcext:value-type="float">
            <text:p>10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10" calcext:value-type="float">
            <text:p>11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15" calcext:value-type="float">
            <text:p>11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20" calcext:value-type="float">
            <text:p>12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25" calcext:value-type="float">
            <text:p>12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30" calcext:value-type="float">
            <text:p>13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35" calcext:value-type="float">
            <text:p>13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40" calcext:value-type="float">
            <text:p>14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45" calcext:value-type="float">
            <text:p>14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50" calcext:value-type="float">
            <text:p>15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55" calcext:value-type="float">
            <text:p>15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60" calcext:value-type="float">
            <text:p>16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65" calcext:value-type="float">
            <text:p>16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70" calcext:value-type="float">
            <text:p>17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75" calcext:value-type="float">
            <text:p>17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80" calcext:value-type="float">
            <text:p>18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85" calcext:value-type="float">
            <text:p>18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90" calcext:value-type="float">
            <text:p>19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95" calcext:value-type="float">
            <text:p>19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00" calcext:value-type="float">
            <text:p>20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05" calcext:value-type="float">
            <text:p>20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10" calcext:value-type="float">
            <text:p>21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15" calcext:value-type="float">
            <text:p>21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20" calcext:value-type="float">
            <text:p>22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25" calcext:value-type="float">
            <text:p>22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30" calcext:value-type="float">
            <text:p>23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35" calcext:value-type="float">
            <text:p>23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40" calcext:value-type="float">
            <text:p>24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45" calcext:value-type="float">
            <text:p>24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50" calcext:value-type="float">
            <text:p>25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55" calcext:value-type="float">
            <text:p>25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60" calcext:value-type="float">
            <text:p>26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65" calcext:value-type="float">
            <text:p>26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70" calcext:value-type="float">
            <text:p>27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75" calcext:value-type="float">
            <text:p>27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80" calcext:value-type="float">
            <text:p>28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85" calcext:value-type="float">
            <text:p>28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90" calcext:value-type="float">
            <text:p>29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95" calcext:value-type="float">
            <text:p>29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300" calcext:value-type="float">
            <text:p>30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305" calcext:value-type="float">
            <text:p>30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310" calcext:value-type="float">
            <text:p>31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315" calcext:value-type="float">
            <text:p>31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320" calcext:value-type="float">
            <text:p>32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325" calcext:value-type="float">
            <text:p>32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330" calcext:value-type="float">
            <text:p>33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335" calcext:value-type="float">
            <text:p>33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340" calcext:value-type="float">
            <text:p>34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345" calcext:value-type="float">
            <text:p>34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350" calcext:value-type="float">
            <text:p>35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355" calcext:value-type="float">
            <text:p>35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360" calcext:value-type="float">
            <text:p>360</text:p>
          </table:table-cell>
          <table:table-cell table:style-name="ce5" table:number-columns-repeated="3"/>
          <table:table-cell table:number-columns-repeated="1020"/>
        </table:table-row>
        <table:table-row table:style-name="ro1" table:number-rows-repeated="72">
          <table:table-cell table:number-columns-repeated="1024"/>
        </table:table-row>
        <table:table-row table:style-name="ro1" table:number-rows-repeated="64">
          <table:table-cell table:style-name="ce7" table:number-columns-repeated="4"/>
          <table:table-cell table:number-columns-repeated="1020"/>
        </table:table-row>
        <table:table-row table:style-name="ro1" table:number-rows-repeated="8">
          <table:table-cell table:style-name="ce7" table:number-columns-repeated="4"/>
          <table:table-cell/>
          <table:table-cell table:style-name="ce7" table:number-columns-repeated="4"/>
          <table:table-cell table:number-columns-repeated="1015"/>
        </table:table-row>
        <table:table-row table:style-name="ro1" table:number-rows-repeated="64">
          <table:table-cell table:number-columns-repeated="5"/>
          <table:table-cell table:style-name="ce7" table:number-columns-repeated="4"/>
          <table:table-cell table:number-columns-repeated="1015"/>
        </table:table-row>
        <table:table-row table:style-name="ro1" table:number-rows-repeated="104822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5. Pomiary" table:style-name="ta5">
        <table:table-column table:style-name="co3" table:number-columns-repeated="1024" table:default-cell-style-name="ce3"/>
        <table:table-row table:style-name="ro1"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b</text:p>
          </table:table-cell>
          <table:table-cell table:number-columns-repeated="1022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style-name="ce5" office:value-type="float" office:value="1.92407596103626" calcext:value-type="float">
            <text:p>1,92407596103626</text:p>
          </table:table-cell>
          <table:table-cell table:number-columns-repeated="1022"/>
        </table:table-row>
        <table:table-row table:style-name="ro1">
          <table:table-cell table:style-name="ce5" office:value-type="float" office:value="0.1" calcext:value-type="float">
            <text:p>0,1</text:p>
          </table:table-cell>
          <table:table-cell table:style-name="ce5" office:value-type="float" office:value="1.95221925969246" calcext:value-type="float">
            <text:p>1,95221925969246</text:p>
          </table:table-cell>
          <table:table-cell table:number-columns-repeated="1022"/>
        </table:table-row>
        <table:table-row table:style-name="ro1">
          <table:table-cell table:style-name="ce5" office:value-type="float" office:value="0.2" calcext:value-type="float">
            <text:p>0,2</text:p>
          </table:table-cell>
          <table:table-cell table:style-name="ce5" office:value-type="float" office:value="2.28347800786909" calcext:value-type="float">
            <text:p>2,28347800786909</text:p>
          </table:table-cell>
          <table:table-cell table:number-columns-repeated="1022"/>
        </table:table-row>
        <table:table-row table:style-name="ro1">
          <table:table-cell table:style-name="ce5" office:value-type="float" office:value="0.3" calcext:value-type="float">
            <text:p>0,3</text:p>
          </table:table-cell>
          <table:table-cell table:style-name="ce5" office:value-type="float" office:value="2.63040483190159" calcext:value-type="float">
            <text:p>2,63040483190159</text:p>
          </table:table-cell>
          <table:table-cell table:number-columns-repeated="1022"/>
        </table:table-row>
        <table:table-row table:style-name="ro1">
          <table:table-cell table:style-name="ce5" office:value-type="float" office:value="0.4" calcext:value-type="float">
            <text:p>0,4</text:p>
          </table:table-cell>
          <table:table-cell table:style-name="ce5" office:value-type="float" office:value="3.44787609620402" calcext:value-type="float">
            <text:p>3,44787609620402</text:p>
          </table:table-cell>
          <table:table-cell table:number-columns-repeated="1022"/>
        </table:table-row>
        <table:table-row table:style-name="ro1">
          <table:table-cell table:style-name="ce5" office:value-type="float" office:value="0.5" calcext:value-type="float">
            <text:p>0,5</text:p>
          </table:table-cell>
          <table:table-cell table:style-name="ce5" office:value-type="float" office:value="3.70257666832636" calcext:value-type="float">
            <text:p>3,70257666832636</text:p>
          </table:table-cell>
          <table:table-cell table:number-columns-repeated="1022"/>
        </table:table-row>
        <table:table-row table:style-name="ro1">
          <table:table-cell table:style-name="ce5" office:value-type="float" office:value="0.6" calcext:value-type="float">
            <text:p>0,6</text:p>
          </table:table-cell>
          <table:table-cell table:style-name="ce5" office:value-type="float" office:value="4.07335103227285" calcext:value-type="float">
            <text:p>4,07335103227285</text:p>
          </table:table-cell>
          <table:table-cell table:number-columns-repeated="1022"/>
        </table:table-row>
        <table:table-row table:style-name="ro1">
          <table:table-cell table:style-name="ce5" office:value-type="float" office:value="0.7" calcext:value-type="float">
            <text:p>0,7</text:p>
          </table:table-cell>
          <table:table-cell table:style-name="ce5" office:value-type="float" office:value="3.7564588807235" calcext:value-type="float">
            <text:p>3,7564588807235</text:p>
          </table:table-cell>
          <table:table-cell table:number-columns-repeated="1022"/>
        </table:table-row>
        <table:table-row table:style-name="ro1">
          <table:table-cell table:style-name="ce5" office:value-type="float" office:value="0.8" calcext:value-type="float">
            <text:p>0,8</text:p>
          </table:table-cell>
          <table:table-cell table:style-name="ce5" office:value-type="float" office:value="4.30576835584167" calcext:value-type="float">
            <text:p>4,30576835584167</text:p>
          </table:table-cell>
          <table:table-cell table:number-columns-repeated="1022"/>
        </table:table-row>
        <table:table-row table:style-name="ro1">
          <table:table-cell table:style-name="ce5" office:value-type="float" office:value="0.9" calcext:value-type="float">
            <text:p>0,9</text:p>
          </table:table-cell>
          <table:table-cell table:style-name="ce5" office:value-type="float" office:value="3.50570908290721" calcext:value-type="float">
            <text:p>3,50570908290721</text:p>
          </table:table-cell>
          <table:table-cell table:number-columns-repeated="1022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3.74797128376499" calcext:value-type="float">
            <text:p>3,74797128376499</text:p>
          </table:table-cell>
          <table:table-cell table:number-columns-repeated="1022"/>
        </table:table-row>
        <table:table-row table:style-name="ro1">
          <table:table-cell table:style-name="ce5" office:value-type="float" office:value="1.1" calcext:value-type="float">
            <text:p>1,1</text:p>
          </table:table-cell>
          <table:table-cell table:style-name="ce5" office:value-type="float" office:value="4.20006720943046" calcext:value-type="float">
            <text:p>4,20006720943046</text:p>
          </table:table-cell>
          <table:table-cell table:number-columns-repeated="1022"/>
        </table:table-row>
        <table:table-row table:style-name="ro1">
          <table:table-cell table:style-name="ce5" office:value-type="float" office:value="1.2" calcext:value-type="float">
            <text:p>1,2</text:p>
          </table:table-cell>
          <table:table-cell table:style-name="ce5" office:value-type="float" office:value="4.21969823470302" calcext:value-type="float">
            <text:p>4,21969823470302</text:p>
          </table:table-cell>
          <table:table-cell table:number-columns-repeated="1022"/>
        </table:table-row>
        <table:table-row table:style-name="ro1">
          <table:table-cell table:style-name="ce5" office:value-type="float" office:value="1.3" calcext:value-type="float">
            <text:p>1,3</text:p>
          </table:table-cell>
          <table:table-cell table:style-name="ce5" office:value-type="float" office:value="3.99089437986102" calcext:value-type="float">
            <text:p>3,99089437986102</text:p>
          </table:table-cell>
          <table:table-cell table:number-columns-repeated="1022"/>
        </table:table-row>
        <table:table-row table:style-name="ro1">
          <table:table-cell table:style-name="ce5" office:value-type="float" office:value="1.4" calcext:value-type="float">
            <text:p>1,4</text:p>
          </table:table-cell>
          <table:table-cell table:style-name="ce5" office:value-type="float" office:value="3.8694447276792" calcext:value-type="float">
            <text:p>3,8694447276792</text:p>
          </table:table-cell>
          <table:table-cell table:number-columns-repeated="1022"/>
        </table:table-row>
        <table:table-row table:style-name="ro1">
          <table:table-cell table:style-name="ce5" office:value-type="float" office:value="1.5" calcext:value-type="float">
            <text:p>1,5</text:p>
          </table:table-cell>
          <table:table-cell table:style-name="ce5" office:value-type="float" office:value="3.90854538332002" calcext:value-type="float">
            <text:p>3,90854538332002</text:p>
          </table:table-cell>
          <table:table-cell table:number-columns-repeated="1022"/>
        </table:table-row>
        <table:table-row table:style-name="ro1">
          <table:table-cell table:style-name="ce5" office:value-type="float" office:value="1.6" calcext:value-type="float">
            <text:p>1,6</text:p>
          </table:table-cell>
          <table:table-cell table:style-name="ce5" office:value-type="float" office:value="3.14649051606558" calcext:value-type="float">
            <text:p>3,14649051606558</text:p>
          </table:table-cell>
          <table:table-cell table:number-columns-repeated="1022"/>
        </table:table-row>
        <table:table-row table:style-name="ro1">
          <table:table-cell table:style-name="ce5" office:value-type="float" office:value="1.7" calcext:value-type="float">
            <text:p>1,7</text:p>
          </table:table-cell>
          <table:table-cell table:style-name="ce5" office:value-type="float" office:value="2.97821189446152" calcext:value-type="float">
            <text:p>2,97821189446152</text:p>
          </table:table-cell>
          <table:table-cell table:number-columns-repeated="1022"/>
        </table:table-row>
        <table:table-row table:style-name="ro1">
          <table:table-cell table:style-name="ce5" office:value-type="float" office:value="1.8" calcext:value-type="float">
            <text:p>1,8</text:p>
          </table:table-cell>
          <table:table-cell table:style-name="ce5" office:value-type="float" office:value="2.95795439531715" calcext:value-type="float">
            <text:p>2,95795439531715</text:p>
          </table:table-cell>
          <table:table-cell table:number-columns-repeated="1022"/>
        </table:table-row>
        <table:table-row table:style-name="ro1">
          <table:table-cell table:style-name="ce5" office:value-type="float" office:value="1.9" calcext:value-type="float">
            <text:p>1,9</text:p>
          </table:table-cell>
          <table:table-cell table:style-name="ce5" office:value-type="float" office:value="2.29156095248961" calcext:value-type="float">
            <text:p>2,29156095248961</text:p>
          </table:table-cell>
          <table:table-cell table:number-columns-repeated="1022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5" office:value-type="float" office:value="1.71967745788394" calcext:value-type="float">
            <text:p>1,71967745788394</text:p>
          </table:table-cell>
          <table:table-cell table:number-columns-repeated="1022"/>
        </table:table-row>
        <table:table-row table:style-name="ro1">
          <table:table-cell table:style-name="ce5" office:value-type="float" office:value="2.1" calcext:value-type="float">
            <text:p>2,1</text:p>
          </table:table-cell>
          <table:table-cell table:style-name="ce5" office:value-type="float" office:value="1.34314123168743" calcext:value-type="float">
            <text:p>1,34314123168743</text:p>
          </table:table-cell>
          <table:table-cell table:number-columns-repeated="1022"/>
        </table:table-row>
        <table:table-row table:style-name="ro1">
          <table:table-cell table:style-name="ce5" office:value-type="float" office:value="2.2" calcext:value-type="float">
            <text:p>2,2</text:p>
          </table:table-cell>
          <table:table-cell table:style-name="ce5" office:value-type="float" office:value="0.723510780611676" calcext:value-type="float">
            <text:p>0,723510780611676</text:p>
          </table:table-cell>
          <table:table-cell table:number-columns-repeated="1022"/>
        </table:table-row>
        <table:table-row table:style-name="ro1">
          <table:table-cell table:style-name="ce5" office:value-type="float" office:value="2.3" calcext:value-type="float">
            <text:p>2,3</text:p>
          </table:table-cell>
          <table:table-cell table:style-name="ce5" office:value-type="float" office:value="0.848259112569072" calcext:value-type="float">
            <text:p>0,848259112569072</text:p>
          </table:table-cell>
          <table:table-cell table:number-columns-repeated="1022"/>
        </table:table-row>
        <table:table-row table:style-name="ro1">
          <table:table-cell table:style-name="ce5" office:value-type="float" office:value="2.4" calcext:value-type="float">
            <text:p>2,4</text:p>
          </table:table-cell>
          <table:table-cell table:style-name="ce5" office:value-type="float" office:value="-0.0524148924599068" calcext:value-type="float">
            <text:p>-0,052414892459907</text:p>
          </table:table-cell>
          <table:table-cell table:number-columns-repeated="1022"/>
        </table:table-row>
        <table:table-row table:style-name="ro1">
          <table:table-cell table:style-name="ce5" office:value-type="float" office:value="2.5" calcext:value-type="float">
            <text:p>2,5</text:p>
          </table:table-cell>
          <table:table-cell table:style-name="ce5" office:value-type="float" office:value="-0.709962428520101" calcext:value-type="float">
            <text:p>-0,709962428520101</text:p>
          </table:table-cell>
          <table:table-cell table:number-columns-repeated="1022"/>
        </table:table-row>
        <table:table-row table:style-name="ro1">
          <table:table-cell table:style-name="ce5" office:value-type="float" office:value="2.6" calcext:value-type="float">
            <text:p>2,6</text:p>
          </table:table-cell>
          <table:table-cell table:style-name="ce5" office:value-type="float" office:value="-0.944883169419674" calcext:value-type="float">
            <text:p>-0,944883169419674</text:p>
          </table:table-cell>
          <table:table-cell table:number-columns-repeated="1022"/>
        </table:table-row>
        <table:table-row table:style-name="ro1">
          <table:table-cell table:style-name="ce5" office:value-type="float" office:value="2.7" calcext:value-type="float">
            <text:p>2,7</text:p>
          </table:table-cell>
          <table:table-cell table:style-name="ce5" office:value-type="float" office:value="-1.96973486215718" calcext:value-type="float">
            <text:p>-1,96973486215718</text:p>
          </table:table-cell>
          <table:table-cell table:number-columns-repeated="1022"/>
        </table:table-row>
        <table:table-row table:style-name="ro1">
          <table:table-cell table:style-name="ce5" office:value-type="float" office:value="2.8" calcext:value-type="float">
            <text:p>2,8</text:p>
          </table:table-cell>
          <table:table-cell table:style-name="ce5" office:value-type="float" office:value="-2.27204639230627" calcext:value-type="float">
            <text:p>-2,27204639230627</text:p>
          </table:table-cell>
          <table:table-cell table:number-columns-repeated="1022"/>
        </table:table-row>
        <table:table-row table:style-name="ro1">
          <table:table-cell table:style-name="ce5" office:value-type="float" office:value="2.9" calcext:value-type="float">
            <text:p>2,9</text:p>
          </table:table-cell>
          <table:table-cell table:style-name="ce5" office:value-type="float" office:value="-3.53501884565387" calcext:value-type="float">
            <text:p>-3,53501884565387</text:p>
          </table:table-cell>
          <table:table-cell table:number-columns-repeated="1022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5" office:value-type="float" office:value="-4.03215207991004" calcext:value-type="float">
            <text:p>-4,03215207991004</text:p>
          </table:table-cell>
          <table:table-cell table:number-columns-repeated="1022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6. Nazwiska" table:style-name="ta6">
        <table:table-column table:style-name="co5" table:default-cell-style-name="ce3"/>
        <table:table-column table:style-name="co3" table:number-columns-repeated="2" table:default-cell-style-name="ce3"/>
        <table:table-column table:style-name="co5" table:default-cell-style-name="ce3"/>
        <table:table-column table:style-name="co8" table:default-cell-style-name="ce3"/>
        <table:table-column table:style-name="co3" table:number-columns-repeated="1019" table:default-cell-style-name="ce3"/>
        <table:table-row table:style-name="ro1">
          <table:table-cell table:style-name="ce6" office:value-type="string" calcext:value-type="string">
            <text:p>Nazwisko</text:p>
          </table:table-cell>
          <table:table-cell table:style-name="ce6" office:value-type="string" calcext:value-type="string">
            <text:p>Częstość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Janik</text:p>
          </table:table-cell>
          <table:table-cell table:style-name="ce5" office:value-type="float" office:value="24773" calcext:value-type="float">
            <text:p>24773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Musiał</text:p>
          </table:table-cell>
          <table:table-cell table:style-name="ce5" office:value-type="float" office:value="23130" calcext:value-type="float">
            <text:p>23130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Wawrzyniak</text:p>
          </table:table-cell>
          <table:table-cell table:style-name="ce5" office:value-type="float" office:value="21569" calcext:value-type="float">
            <text:p>21569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Nowak</text:p>
          </table:table-cell>
          <table:table-cell table:style-name="ce5" office:value-type="float" office:value="205536" calcext:value-type="float">
            <text:p>205536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Wiśniewski</text:p>
          </table:table-cell>
          <table:table-cell table:style-name="ce5" office:value-type="float" office:value="52422" calcext:value-type="float">
            <text:p>52422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Erat</text:p>
          </table:table-cell>
          <table:table-cell table:style-name="ce5" office:value-type="float" office:value="35" calcext:value-type="float">
            <text:p>35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Erad</text:p>
          </table:table-cell>
          <table:table-cell table:style-name="ce5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Kołodziejczyk</text:p>
          </table:table-cell>
          <table:table-cell table:style-name="ce5" office:value-type="float" office:value="23115" calcext:value-type="float">
            <text:p>23115</text:p>
          </table:table-cell>
          <table:table-cell table:number-columns-repeated="1022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7. Klasyfikacja" table:style-name="ta7">
        <office:forms form:automatic-focus="false" form:apply-design-mode="false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3" table:number-columns-repeated="1021" table:default-cell-style-name="ce3"/>
        <table:table-row table:style-name="ro1">
          <table:table-cell table:style-name="ce1" office:value-type="string" calcext:value-type="string">
            <text:p>Klasa</text:p>
          </table:table-cell>
          <table:table-cell table:style-name="ce1" office:value-type="string" calcext:value-type="string">
            <text:p>Średnia ocen</text:p>
          </table:table-cell>
          <table:table-cell table:style-name="ce1" office:value-type="string" calcext:value-type="string">
            <text:p>Frekwencja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1A</text:p>
          </table:table-cell>
          <table:table-cell table:style-name="ce5" table:formula="of:=ROUND(RAND()*5+1;2)" office:value-type="float" office:value="4.42" calcext:value-type="float">
            <text:p>4,42</text:p>
          </table:table-cell>
          <table:table-cell table:style-name="ce8" table:formula="of:=RAND()*0.5+0.5" office:value-type="percentage" office:value="0.667855029455882" calcext:value-type="percentage">
            <text:p>67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1B</text:p>
          </table:table-cell>
          <table:table-cell table:style-name="ce5" table:formula="of:=ROUND(RAND()*5+1;2)" office:value-type="float" office:value="5.48" calcext:value-type="float">
            <text:p>5,48</text:p>
          </table:table-cell>
          <table:table-cell table:style-name="ce8" table:formula="of:=RAND()*0.5+0.5" office:value-type="percentage" office:value="0.594650405227141" calcext:value-type="percentage">
            <text:p>59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1C</text:p>
          </table:table-cell>
          <table:table-cell table:style-name="ce5" table:formula="of:=ROUND(RAND()*5+1;2)" office:value-type="float" office:value="5.33" calcext:value-type="float">
            <text:p>5,33</text:p>
          </table:table-cell>
          <table:table-cell table:style-name="ce8" table:formula="of:=RAND()*0.5+0.5" office:value-type="percentage" office:value="0.637101340831372" calcext:value-type="percentage">
            <text:p>64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1D</text:p>
          </table:table-cell>
          <table:table-cell table:style-name="ce5" table:formula="of:=ROUND(RAND()*5+1;2)" office:value-type="float" office:value="3.1" calcext:value-type="float">
            <text:p>3,1</text:p>
          </table:table-cell>
          <table:table-cell table:style-name="ce8" table:formula="of:=RAND()*0.5+0.5" office:value-type="percentage" office:value="0.840882635755644" calcext:value-type="percentage">
            <text:p>84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1E</text:p>
          </table:table-cell>
          <table:table-cell table:style-name="ce5" table:formula="of:=ROUND(RAND()*5+1;2)" office:value-type="float" office:value="1.7" calcext:value-type="float">
            <text:p>1,7</text:p>
          </table:table-cell>
          <table:table-cell table:style-name="ce8" table:formula="of:=RAND()*0.5+0.5" office:value-type="percentage" office:value="0.789535468217081" calcext:value-type="percentage">
            <text:p>79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A</text:p>
          </table:table-cell>
          <table:table-cell table:style-name="ce5" table:formula="of:=ROUND(RAND()*5+1;2)" office:value-type="float" office:value="2.51" calcext:value-type="float">
            <text:p>2,51</text:p>
          </table:table-cell>
          <table:table-cell table:style-name="ce8" table:formula="of:=RAND()*0.5+0.5" office:value-type="percentage" office:value="0.992554235615269" calcext:value-type="percentage">
            <text:p>99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B</text:p>
          </table:table-cell>
          <table:table-cell table:style-name="ce5" table:formula="of:=ROUND(RAND()*5+1;2)" office:value-type="float" office:value="2.28" calcext:value-type="float">
            <text:p>2,28</text:p>
          </table:table-cell>
          <table:table-cell table:style-name="ce8" table:formula="of:=RAND()*0.5+0.5" office:value-type="percentage" office:value="0.843949873066813" calcext:value-type="percentage">
            <text:p>84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C</text:p>
          </table:table-cell>
          <table:table-cell table:style-name="ce5" table:formula="of:=ROUND(RAND()*5+1;2)" office:value-type="float" office:value="5.03" calcext:value-type="float">
            <text:p>5,03</text:p>
          </table:table-cell>
          <table:table-cell table:style-name="ce8" table:formula="of:=RAND()*0.5+0.5" office:value-type="percentage" office:value="0.603437739232266" calcext:value-type="percentage">
            <text:p>60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D</text:p>
          </table:table-cell>
          <table:table-cell table:style-name="ce5" table:formula="of:=ROUND(RAND()*5+1;2)" office:value-type="float" office:value="3.08" calcext:value-type="float">
            <text:p>3,08</text:p>
          </table:table-cell>
          <table:table-cell table:style-name="ce8" table:formula="of:=RAND()*0.5+0.5" office:value-type="percentage" office:value="0.981767046294331" calcext:value-type="percentage">
            <text:p>98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E</text:p>
          </table:table-cell>
          <table:table-cell table:style-name="ce5" table:formula="of:=ROUND(RAND()*5+1;2)" office:value-type="float" office:value="3.53" calcext:value-type="float">
            <text:p>3,53</text:p>
          </table:table-cell>
          <table:table-cell table:style-name="ce8" table:formula="of:=RAND()*0.5+0.5" office:value-type="percentage" office:value="0.95900932220717" calcext:value-type="percentage">
            <text:p>96%</text:p>
          </table:table-cell>
          <table:table-cell table:number-columns-repeated="1021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expression table:name="Imiona" table:base-cell-address="$'1. Giełda'.$A$1" table:expression="#REF!"/>
        <table:named-expression table:name="Kwerenda1" table:base-cell-address="$'1. Giełda'.$A$1" table:expression="#REF!"/>
        <table:named-expression table:name="__shared_3_0_0" table:base-cell-address="$'1. Giełda'.$B$1" table:expression="1/(POWER([.A1];2)-1)"/>
        <table:named-expression table:name="__shared_3_1_0" table:base-cell-address="$'1. Giełda'.$B$1" table:expression="1/(POWER([.A1];2)-1)"/>
        <table:named-expression table:name="__shared_4_0_0" table:base-cell-address="$'1. Giełda'.$B$1" table:expression="SIN([.A1]*PI()/180)"/>
        <table:named-expression table:name="__shared_4_10_0" table:base-cell-address="$'1. Giełda'.$C$1" table:expression="SIN(3*[.A1]*PI()/180)"/>
        <table:named-expression table:name="__shared_4_11_0" table:base-cell-address="$'1. Giełda'.$D$1" table:expression="3*SIN([.A1]*PI()/180)"/>
        <table:named-expression table:name="__shared_4_12_0" table:base-cell-address="$'1. Giełda'.$B$1" table:expression="SIN([.A1]*PI()/180)"/>
        <table:named-expression table:name="__shared_4_13_0" table:base-cell-address="$'1. Giełda'.$C$1" table:expression="SIN(3*[.A1]*PI()/180)"/>
        <table:named-expression table:name="__shared_4_14_0" table:base-cell-address="$'1. Giełda'.$D$1" table:expression="3*SIN([.A1]*PI()/180)"/>
        <table:named-expression table:name="__shared_4_1_0" table:base-cell-address="$'1. Giełda'.$C$1" table:expression="SIN(3*[.A1]*PI()/180)"/>
        <table:named-expression table:name="__shared_4_2_0" table:base-cell-address="$'1. Giełda'.$D$1" table:expression="3*SIN([.A1]*PI()/180)"/>
        <table:named-expression table:name="__shared_4_3_0" table:base-cell-address="$'1. Giełda'.$B$1" table:expression="SIN([.A1]*PI()/180)"/>
        <table:named-expression table:name="__shared_4_4_0" table:base-cell-address="$'1. Giełda'.$C$1" table:expression="SIN(3*[.A1]*PI()/180)"/>
        <table:named-expression table:name="__shared_4_5_0" table:base-cell-address="$'1. Giełda'.$D$1" table:expression="3*SIN([.A1]*PI()/180)"/>
        <table:named-expression table:name="__shared_4_6_0" table:base-cell-address="$'1. Giełda'.$B$1" table:expression="SIN([.A1]*PI()/180)"/>
        <table:named-expression table:name="__shared_4_7_0" table:base-cell-address="$'1. Giełda'.$C$1" table:expression="SIN(3*[.A1]*PI()/180)"/>
        <table:named-expression table:name="__shared_4_8_0" table:base-cell-address="$'1. Giełda'.$D$1" table:expression="3*SIN([.A1]*PI()/180)"/>
        <table:named-expression table:name="__shared_4_9_0" table:base-cell-address="$'1. Giełda'.$B$1" table:expression="SIN([.A1]*PI()/180)"/>
        <table:named-expression table:name="__shared_7_0_0" table:base-cell-address="$'1. Giełda'.$A$1" table:expression="ROUND(RAND()*5+1;2)"/>
        <table:named-expression table:name="__shared_7_1_0" table:base-cell-address="$'1. Giełda'.$A$1" table:expression="RAND()*0.5+0.5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pl" fo:country="PL" style:font-name-asian="DejaVu Sans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number:number-style style:name="N10000" number:language="pl" number:country="PL">
      <number:number number:min-integer-digits="1"/>
    </number:number-style>
    <number:percentage-style style:name="N10010" number:language="pl" number:country="PL">
      <number:number number:decimal-places="0" loext:min-decimal-places="0" number:min-integer-digits="1"/>
      <number:text>%</number:text>
    </number:percentage-style>
    <number:number-style style:name="N10109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09" number:language="pl" number:country="PL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09P0"/>
    </number:number-style>
    <number:number-style style:name="N10110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10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10P0"/>
    </number:number-style>
    <number:number-style style:name="N10112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2" number:language="pl" number:country="PL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2P0"/>
    </number:number-style>
    <number:number-style style:name="N10113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3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3P0"/>
    </number:number-style>
    <number:date-style style:name="N10114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10115" number:language="pl" number:country="PL">
      <number:day number:style="long"/>
      <number:text>-</number:text>
      <number:month number:textual="true"/>
    </number:date-style>
    <number:date-style style:name="N10116" number:language="pl" number:country="PL">
      <number:month number:textual="true"/>
      <number:text>-</number:text>
      <number:year/>
    </number:date-style>
    <number:time-style style:name="N10117" number:language="pl" number:country="PL">
      <number:hours/>
      <number:text>:</number:text>
      <number:minutes number:style="long"/>
      <number:text> </number:text>
      <number:am-pm/>
    </number:time-style>
    <number:time-style style:name="N10118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0" number:language="pl" number:country="PL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0P0"/>
    </number:number-style>
    <number:number-style style:name="N10121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1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1P0"/>
    </number:number-style>
    <number:number-style style:name="N10123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3" number:language="pl" number:country="PL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4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4P0"/>
    </number:number-style>
    <number:number-style style:name="N10128P0" style:volatile="true" number:language="pl" number:country="PL">
      <number:text> </number:text>
      <number:number number:decimal-places="0" loext:min-decimal-places="0" number:min-integer-digits="1" number:grouping="true"/>
      <number:text>      </number:text>
    </number:number-style>
    <number:number-style style:name="N10128P1" style:volatile="true" number:language="pl" number:country="PL">
      <number:text>-</number:text>
      <number:number number:decimal-places="0" loext:min-decimal-places="0" number:min-integer-digits="1" number:grouping="true"/>
      <number:text>      </number:text>
    </number:number-style>
    <number:number-style style:name="N10128P2" style:volatile="true" number:language="pl" number:country="PL">
      <number:text> -      </number:text>
    </number:number-style>
    <number:text-style style:name="N10128" number:language="pl" number:country="PL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pl" number:country="PL">
      <number:text> </number:text>
      <number:number number:decimal-places="0" loext:min-decimal-places="0" number:min-integer-digits="1" number:grouping="true"/>
      <number:text> zł </number:text>
    </number:number-style>
    <number:number-style style:name="N10132P1" style:volatile="true" number:language="pl" number:country="PL">
      <number:text>-</number:text>
      <number:number number:decimal-places="0" loext:min-decimal-places="0" number:min-integer-digits="1" number:grouping="true"/>
      <number:text> zł </number:text>
    </number:number-style>
    <number:number-style style:name="N10132P2" style:volatile="true" number:language="pl" number:country="PL">
      <number:text> - zł </number:text>
    </number:number-style>
    <number:text-style style:name="N10132" number:language="pl" number:country="PL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pl" number:country="PL">
      <number:text> </number:text>
      <number:number number:decimal-places="2" loext:min-decimal-places="2" number:min-integer-digits="1" number:grouping="true"/>
      <number:text>      </number:text>
    </number:number-style>
    <number:number-style style:name="N10136P1" style:volatile="true" number:language="pl" number:country="PL">
      <number:text>-</number:text>
      <number:number number:decimal-places="2" loext:min-decimal-places="2" number:min-integer-digits="1" number:grouping="true"/>
      <number:text>      </number:text>
    </number:number-style>
    <number:number-style style:name="N10136P2" style:volatile="true" number:language="pl" number:country="PL">
      <number:text>-</number:text>
      <number:number number:decimal-places="0" loext:min-decimal-places="0" number:min-integer-digits="0"/>
      <number:text>      </number:text>
    </number:number-style>
    <number:text-style style:name="N10136" number:language="pl" number:country="PL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pl" number:country="PL">
      <number:text> </number:text>
      <number:number number:decimal-places="2" loext:min-decimal-places="2" number:min-integer-digits="1" number:grouping="true"/>
      <number:text> zł </number:text>
    </number:number-style>
    <number:number-style style:name="N10140P1" style:volatile="true" number:language="pl" number:country="PL">
      <number:text>-</number:text>
      <number:number number:decimal-places="2" loext:min-decimal-places="2" number:min-integer-digits="1" number:grouping="true"/>
      <number:text> zł </number:text>
    </number:number-style>
    <number:number-style style:name="N10140P2" style:volatile="true" number:language="pl" number:country="PL">
      <number:text>-</number:text>
      <number:number number:decimal-places="0" loext:min-decimal-places="0" number:min-integer-digits="0"/>
      <number:text> zł </number:text>
    </number:number-style>
    <number:text-style style:name="N10140" number:language="pl" number:country="PL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time-style style:name="N10141" number:language="pl" number:country="PL">
      <number:minutes number:style="long"/>
      <number:text>:</number:text>
      <number:seconds number:style="long"/>
    </number:time-style>
    <number:time-style style:name="N10142" number:language="pl" number:country="PL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3" number:language="pl" number:country="PL">
      <number:minutes number:style="long"/>
      <number:text>:</number:text>
      <number:seconds number:style="long"/>
      <number:text>,</number:text>
    </number:time-style>
    <number:number-style style:name="N10144" number:language="pl" number:country="PL">
      <number:scientific-number number:decimal-places="1" loext:min-decimal-places="1" number:min-integer-digits="3" number:min-exponent-digits="1" loext:exponent-interval="3" loext:forced-exponent-sign="true"/>
    </number:number-style>
    <number:percentage-style style:name="N10145" number:language="pl" number:country="PL">
      <number:number number:decimal-places="1" loext:min-decimal-places="1" number:min-integer-digits="1"/>
      <number:text>%</number:text>
    </number:percentage-style>
    <style:style style:name="Default" style:family="table-cel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DejaVu Sans" style:font-family-complex="'DejaVu Sans'" style:font-family-generic-complex="system" style:font-pitch-complex="variable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Percent" style:display-name="Excel Built-in Percent" style:family="table-cell" style:parent-style-name="Default" style:data-style-name="N10010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11">00.00.0000</text:date>, <text:time style:data-style-name="N2" text:time-value="09:28:03.506499873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1._20_Giełda" style:display-name="PageStyle_1. Giełd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._20_Wybory" style:display-name="PageStyle_2. Wybor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3._20_Matematyczne_20_I" style:display-name="PageStyle_3. Matematyczne I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4._20_Matematyczne_20_II" style:display-name="PageStyle_4. Matematyczne II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5._20_Pomiary" style:display-name="PageStyle_5. Pomiar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6._20_Nazwiska" style:display-name="PageStyle_6. Nazwisk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7._20_Klasyfikacja" style:display-name="PageStyle_7. Klasyfikacja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05T14:33:57</meta:creation-date>
    <dc:date>2017-12-11T09:41:31.052070567</dc:date>
    <meta:generator>LibreOffice/5.4.2.2$Linux_X86_64 LibreOffice_project/40m0$Build-2</meta:generator>
    <meta:editing-duration>PT2H4M39S</meta:editing-duration>
    <meta:editing-cycles>22</meta:editing-cycles>
    <meta:document-statistic meta:table-count="7" meta:cell-count="522" meta:object-count="1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4" number:language="pl" number:country="PL">
      <number:number number:decimal-places="2" loext:min-decimal-places="2" number:min-integer-digits="1" number:grouping="true"/>
    </number:number-style>
    <number:date-style style:name="N10084" number:language="pl" number:country="PL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 draw:fill-color="#adc5e7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10084">
      <style:chart-properties chart:display-label="true" chart:logarithmic="false" chart:origin="1" chart:reverse-direction="false" text:line-break="false" loext:try-staggering-first="false" chart:link-data-style-to-source="true" chart:axis-position="0" style:rotation-angle="9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0004">
      <style:chart-properties chart:display-label="true" chart:logarithmic="false" chart:maximum="50000" chart:origin="0" chart:interval-major="10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0004">
      <style:chart-properties chart:symbol-type="none" chart:link-data-style-to-source="true"/>
      <style:graphic-properties svg:stroke-width="0.08cm" svg:stroke-color="#fff9ae" draw:fill-color="#fff9a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solid" draw:fill-color="#f04e4d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3.446cm" svg:height="14.712cm" xlink:href=".." xlink:type="simple" chart:class="chart:line" chart:style-name="ch1">
        <chart:title svg:x="14.946cm" svg:y="0.43cm" chart:style-name="ch2">
          <text:p>Wykres giełdowy</text:p>
        </chart:title>
        <chart:subtitle svg:x="15.634cm" svg:y="1.503cm" chart:style-name="ch3">
          <text:p>za rok 2012</text:p>
        </chart:subtitle>
        <chart:legend chart:legend-position="end" svg:x="30.276cm" svg:y="7.057cm" style:legend-expansion="high" chart:style-name="ch4"/>
        <chart:plot-area chart:style-name="ch5" table:cell-range-address="'1. Giełda'.A1:'1. Giełda'.B22" chart:data-source-has-labels="both" svg:x="1.679cm" svg:y="2.48cm" svg:width="27.929cm" svg:height="10.957cm">
          <chartooo:coordinate-region svg:x="3.438cm" svg:y="2.679cm" svg:width="26.17cm" svg:height="8.815cm"/>
          <chart:axis chart:dimension="x" chart:name="primary-x" chart:style-name="ch6" chartooo:axis-type="auto">
            <chartooo:date-scale/>
            <chart:title svg:x="15.242cm" svg:y="13.731cm" chart:style-name="ch7">
              <text:p>Data</text:p>
            </chart:title>
            <chart:categories table:cell-range-address="'1. Giełda'.A2:'1. Giełda'.A22"/>
          </chart:axis>
          <chart:axis chart:dimension="y" chart:name="primary-y" chart:style-name="ch8">
            <chart:title svg:x="0.451cm" svg:y="8.663cm" chart:style-name="ch9">
              <text:p>Wartoœć</text:p>
            </chart:title>
            <chart:grid chart:style-name="ch10" chart:class="major"/>
          </chart:axis>
          <chart:series chart:style-name="ch11" chart:values-cell-range-address="'1. Giełda'.B2:'1. Giełda'.B22" chart:label-cell-address="'1. Giełda'.B1:'1. Giełda'.B1" chart:class="chart:line">
            <chart:data-point chart:repeated="2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deks WIG</text:p>
                <draw:g>
                  <svg:desc>'1. Giełda'.B1:'1. Giełda'.B1</svg:desc>
                </draw:g>
              </table:table-cell>
            </table:table-row>
          </table:table-header-rows>
          <table:table-rows>
            <table:table-row>
              <table:table-cell office:value-type="float" office:value="41243">
                <text:p>41243</text:p>
                <draw:g>
                  <svg:desc>'1. Giełda'.A2:'1. Giełda'.A22</svg:desc>
                </draw:g>
              </table:table-cell>
              <table:table-cell office:value-type="float" office:value="47700.76">
                <text:p>47700.76</text:p>
                <draw:g>
                  <svg:desc>'1. Giełda'.B2:'1. Giełda'.B22</svg:desc>
                </draw:g>
              </table:table-cell>
            </table:table-row>
            <table:table-row>
              <table:table-cell office:value-type="float" office:value="41242">
                <text:p>41242</text:p>
              </table:table-cell>
              <table:table-cell office:value-type="float" office:value="47911.46">
                <text:p>47911.46</text:p>
              </table:table-cell>
            </table:table-row>
            <table:table-row>
              <table:table-cell office:value-type="float" office:value="41241">
                <text:p>41241</text:p>
              </table:table-cell>
              <table:table-cell office:value-type="float" office:value="47422.73">
                <text:p>47422.73</text:p>
              </table:table-cell>
            </table:table-row>
            <table:table-row>
              <table:table-cell office:value-type="float" office:value="41240">
                <text:p>41240</text:p>
              </table:table-cell>
              <table:table-cell office:value-type="float" office:value="47596.12">
                <text:p>47596.12</text:p>
              </table:table-cell>
            </table:table-row>
            <table:table-row>
              <table:table-cell office:value-type="float" office:value="41239">
                <text:p>41239</text:p>
              </table:table-cell>
              <table:table-cell office:value-type="float" office:value="47718.8">
                <text:p>47718.8</text:p>
              </table:table-cell>
            </table:table-row>
            <table:table-row>
              <table:table-cell office:value-type="float" office:value="41236">
                <text:p>41236</text:p>
              </table:table-cell>
              <table:table-cell office:value-type="float" office:value="47693.24">
                <text:p>47693.24</text:p>
              </table:table-cell>
            </table:table-row>
            <table:table-row>
              <table:table-cell office:value-type="float" office:value="41235">
                <text:p>41235</text:p>
              </table:table-cell>
              <table:table-cell office:value-type="float" office:value="47732.9">
                <text:p>47732.9</text:p>
              </table:table-cell>
            </table:table-row>
            <table:table-row>
              <table:table-cell office:value-type="float" office:value="41234">
                <text:p>41234</text:p>
              </table:table-cell>
              <table:table-cell office:value-type="float" office:value="47363.9">
                <text:p>47363.9</text:p>
              </table:table-cell>
            </table:table-row>
            <table:table-row>
              <table:table-cell office:value-type="float" office:value="41233">
                <text:p>41233</text:p>
              </table:table-cell>
              <table:table-cell office:value-type="float" office:value="47651.54">
                <text:p>47651.54</text:p>
              </table:table-cell>
            </table:table-row>
            <table:table-row>
              <table:table-cell office:value-type="float" office:value="41232">
                <text:p>41232</text:p>
              </table:table-cell>
              <table:table-cell office:value-type="float" office:value="47516.86">
                <text:p>47516.86</text:p>
              </table:table-cell>
            </table:table-row>
            <table:table-row>
              <table:table-cell office:value-type="float" office:value="41229">
                <text:p>41229</text:p>
              </table:table-cell>
              <table:table-cell office:value-type="float" office:value="47892.91">
                <text:p>47892.91</text:p>
              </table:table-cell>
            </table:table-row>
            <table:table-row>
              <table:table-cell office:value-type="float" office:value="41228">
                <text:p>41228</text:p>
              </table:table-cell>
              <table:table-cell office:value-type="float" office:value="47637.57">
                <text:p>47637.57</text:p>
              </table:table-cell>
            </table:table-row>
            <table:table-row>
              <table:table-cell office:value-type="float" office:value="41227">
                <text:p>41227</text:p>
              </table:table-cell>
              <table:table-cell office:value-type="float" office:value="47649.66">
                <text:p>47649.66</text:p>
              </table:table-cell>
            </table:table-row>
            <table:table-row>
              <table:table-cell office:value-type="float" office:value="41226">
                <text:p>41226</text:p>
              </table:table-cell>
              <table:table-cell office:value-type="float" office:value="47510.17">
                <text:p>47510.17</text:p>
              </table:table-cell>
            </table:table-row>
            <table:table-row>
              <table:table-cell office:value-type="float" office:value="41225">
                <text:p>41225</text:p>
              </table:table-cell>
              <table:table-cell office:value-type="float" office:value="47465.15">
                <text:p>47465.15</text:p>
              </table:table-cell>
            </table:table-row>
            <table:table-row>
              <table:table-cell office:value-type="float" office:value="41222">
                <text:p>41222</text:p>
              </table:table-cell>
              <table:table-cell office:value-type="float" office:value="47554.07">
                <text:p>47554.07</text:p>
              </table:table-cell>
            </table:table-row>
            <table:table-row>
              <table:table-cell office:value-type="float" office:value="41221">
                <text:p>41221</text:p>
              </table:table-cell>
              <table:table-cell office:value-type="float" office:value="47516.57">
                <text:p>47516.57</text:p>
              </table:table-cell>
            </table:table-row>
            <table:table-row>
              <table:table-cell office:value-type="float" office:value="41220">
                <text:p>41220</text:p>
              </table:table-cell>
              <table:table-cell office:value-type="float" office:value="47348.16">
                <text:p>47348.16</text:p>
              </table:table-cell>
            </table:table-row>
            <table:table-row>
              <table:table-cell office:value-type="float" office:value="41219">
                <text:p>41219</text:p>
              </table:table-cell>
              <table:table-cell office:value-type="float" office:value="46868.43">
                <text:p>46868.43</text:p>
              </table:table-cell>
            </table:table-row>
            <table:table-row>
              <table:table-cell office:value-type="float" office:value="41218">
                <text:p>41218</text:p>
              </table:table-cell>
              <table:table-cell office:value-type="float" office:value="46481.15">
                <text:p>46481.15</text:p>
              </table:table-cell>
            </table:table-row>
            <table:table-row>
              <table:table-cell office:value-type="float" office:value="41215">
                <text:p>41215</text:p>
              </table:table-cell>
              <table:table-cell office:value-type="float" office:value="46145.34">
                <text:p>46145.3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